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85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17.3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25.26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co13" style:family="table-column">
      <style:table-column-properties fo:break-before="auto" style:column-width="11.39mm"/>
    </style:style>
    <style:style style:name="co14" style:family="table-column">
      <style:table-column-properties fo:break-before="auto" style:column-width="18.57mm"/>
    </style:style>
    <style:style style:name="co15" style:family="table-column">
      <style:table-column-properties fo:break-before="auto" style:column-width="26.74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9.7mm"/>
    </style:style>
    <style:style style:name="co18" style:family="table-column">
      <style:table-column-properties fo:break-before="auto" style:column-width="31.7mm"/>
    </style:style>
    <style:style style:name="co19" style:family="table-column">
      <style:table-column-properties fo:break-before="auto" style:column-width="33.67mm"/>
    </style:style>
    <style:style style:name="co20" style:family="table-column">
      <style:table-column-properties fo:break-before="auto" style:column-width="20.55mm"/>
    </style:style>
    <style:style style:name="co21" style:family="table-column">
      <style:table-column-properties fo:break-before="auto" style:column-width="24.77mm"/>
    </style:style>
    <style:style style:name="co22" style:family="table-column">
      <style:table-column-properties fo:break-before="auto" style:column-width="29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NZ-IPC-L-30hz" table:style-name="ta1">
        <table:shapes>
          <draw:frame draw:z-index="0" draw:style-name="gr1" draw:text-style-name="P1" svg:width="211.47mm" svg:height="93.57mm" svg:x="6.46mm" svg:y="105.86mm">
            <draw:object draw:notify-on-update-of-ranges="'CPNZ-IPC-L-30hz'.V1:'CPNZ-IPC-L-30hz'.V24 'CPNZ-IPC-L-30hz'.A2:'CPNZ-IPC-L-30hz'.A22 'CPNZ-IPC-L-30hz'.B1:'CPNZ-IPC-L-30hz'.B1 'CPNZ-IPC-L-30hz'.B2:'CPNZ-IPC-L-30hz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'CPNZ-IPC-L-30hz'.B46:'CPNZ-IPC-L-30hz'.B63 'CPNZ-IPC-L-30hz'.B46:'CPNZ-IPC-L-30hz'.B63 'CPNZ-IPC-L-30hz'.A46:'CPNZ-IPC-L-30hz'.A46 'CPNZ-IPC-L-30hz'.C46:'CPNZ-IPC-L-30hz'.C63 'CPNZ-IPC-L-30hz'.V46:'CPNZ-IPC-L-30hz'.V52 'CPNZ-IPC-L-30hz'.U46:'CPNZ-IPC-L-30hz'.U46 'CPNZ-IPC-L-30hz'.W46:'CPNZ-IPC-L-30hz'.W52 'CPNZ-IPC-L-30hz'.L46:'CPNZ-IPC-L-30hz'.L60 'CPNZ-IPC-L-30hz'.K52:'CPNZ-IPC-L-30hz'.K52 'CPNZ-IPC-L-30hz'.M46:'CPNZ-IPC-L-30hz'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441.420683" calcext:value-type="float">
            <text:p>551441.420683</text:p>
          </table:table-cell>
          <table:table-cell office:value-type="float" office:value="108486.752102" calcext:value-type="float">
            <text:p>108486.752102</text:p>
          </table:table-cell>
          <table:table-cell office:value-type="float" office:value="115076" calcext:value-type="float">
            <text:p>115076</text:p>
          </table:table-cell>
          <table:table-cell office:value-type="float" office:value="695958" calcext:value-type="float">
            <text:p>69595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]/2" office:value-type="float" office:value="54243.376051" calcext:value-type="float">
            <text:p>54243.376051</text:p>
          </table:table-cell>
          <table:table-cell/>
          <table:table-cell table:formula="of:=[.B2]/1000000" office:value-type="float" office:value="0.551441420683" calcext:value-type="float">
            <text:p>0.55144142068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793.236" calcext:value-type="float">
            <text:p>600793.236</text:p>
          </table:table-cell>
          <table:table-cell office:value-type="float" office:value="76893.695644" calcext:value-type="float">
            <text:p>76893.695644</text:p>
          </table:table-cell>
          <table:table-cell office:value-type="float" office:value="215720" calcext:value-type="float">
            <text:p>215720</text:p>
          </table:table-cell>
          <table:table-cell office:value-type="float" office:value="726200" calcext:value-type="float">
            <text:p>726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3]/2" office:value-type="float" office:value="38446.847822" calcext:value-type="float">
            <text:p>38446.847822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454.561" calcext:value-type="float">
            <text:p>595454.561</text:p>
          </table:table-cell>
          <table:table-cell office:value-type="float" office:value="90234.040544" calcext:value-type="float">
            <text:p>90234.040544</text:p>
          </table:table-cell>
          <table:table-cell office:value-type="float" office:value="111872" calcext:value-type="float">
            <text:p>111872</text:p>
          </table:table-cell>
          <table:table-cell office:value-type="float" office:value="715199" calcext:value-type="float">
            <text:p>7151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4]/2" office:value-type="float" office:value="45117.020272" calcext:value-type="float">
            <text:p>45117.020272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422.653" calcext:value-type="float">
            <text:p>600422.653</text:p>
          </table:table-cell>
          <table:table-cell office:value-type="float" office:value="82399.06981" calcext:value-type="float">
            <text:p>82399.06981</text:p>
          </table:table-cell>
          <table:table-cell office:value-type="float" office:value="193697" calcext:value-type="float">
            <text:p>193697</text:p>
          </table:table-cell>
          <table:table-cell office:value-type="float" office:value="729485" calcext:value-type="float">
            <text:p>7294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5]/2" office:value-type="float" office:value="41199.534905" calcext:value-type="float">
            <text:p>41199.534905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858.83" calcext:value-type="float">
            <text:p>594858.83</text:p>
          </table:table-cell>
          <table:table-cell office:value-type="float" office:value="77654.942005" calcext:value-type="float">
            <text:p>77654.942005</text:p>
          </table:table-cell>
          <table:table-cell office:value-type="float" office:value="209008" calcext:value-type="float">
            <text:p>209008</text:p>
          </table:table-cell>
          <table:table-cell office:value-type="float" office:value="722297" calcext:value-type="float">
            <text:p>7222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6]/2" office:value-type="float" office:value="38827.4710025" calcext:value-type="float">
            <text:p>38827.4710025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8338.182" calcext:value-type="float">
            <text:p>598338.182</text:p>
          </table:table-cell>
          <table:table-cell office:value-type="float" office:value="78315.629406" calcext:value-type="float">
            <text:p>78315.629406</text:p>
          </table:table-cell>
          <table:table-cell office:value-type="float" office:value="194396" calcext:value-type="float">
            <text:p>194396</text:p>
          </table:table-cell>
          <table:table-cell office:value-type="float" office:value="707487" calcext:value-type="float">
            <text:p>7074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/2" office:value-type="float" office:value="39157.814703" calcext:value-type="float">
            <text:p>39157.814703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366.288" calcext:value-type="float">
            <text:p>595366.288</text:p>
          </table:table-cell>
          <table:table-cell office:value-type="float" office:value="85462.754738" calcext:value-type="float">
            <text:p>85462.754738</text:p>
          </table:table-cell>
          <table:table-cell office:value-type="float" office:value="154611" calcext:value-type="float">
            <text:p>154611</text:p>
          </table:table-cell>
          <table:table-cell office:value-type="float" office:value="752402" calcext:value-type="float">
            <text:p>7524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8]/2" office:value-type="float" office:value="42731.377369" calcext:value-type="float">
            <text:p>42731.377369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8026.605" calcext:value-type="float">
            <text:p>578026.605</text:p>
          </table:table-cell>
          <table:table-cell office:value-type="float" office:value="64275.56478" calcext:value-type="float">
            <text:p>64275.56478</text:p>
          </table:table-cell>
          <table:table-cell office:value-type="float" office:value="224147" calcext:value-type="float">
            <text:p>224147</text:p>
          </table:table-cell>
          <table:table-cell office:value-type="float" office:value="713243" calcext:value-type="float">
            <text:p>713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9]/2" office:value-type="float" office:value="32137.78239" calcext:value-type="float">
            <text:p>32137.78239</text:p>
          </table:table-cell>
          <table:table-cell table:number-columns-repeated="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06968.381" calcext:value-type="float">
            <text:p>606968.381</text:p>
          </table:table-cell>
          <table:table-cell office:value-type="float" office:value="75371.658278" calcext:value-type="float">
            <text:p>75371.658278</text:p>
          </table:table-cell>
          <table:table-cell office:value-type="float" office:value="188376" calcext:value-type="float">
            <text:p>188376</text:p>
          </table:table-cell>
          <table:table-cell office:value-type="float" office:value="712708" calcext:value-type="float">
            <text:p>712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0]/2" office:value-type="float" office:value="37685.829139" calcext:value-type="float">
            <text:p>37685.829139</text:p>
          </table:table-cell>
          <table:table-cell table:number-columns-repeated="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14436.684" calcext:value-type="float">
            <text:p>614436.684</text:p>
          </table:table-cell>
          <table:table-cell office:value-type="float" office:value="79386.636342" calcext:value-type="float">
            <text:p>79386.636342</text:p>
          </table:table-cell>
          <table:table-cell office:value-type="float" office:value="199768" calcext:value-type="float">
            <text:p>199768</text:p>
          </table:table-cell>
          <table:table-cell office:value-type="float" office:value="724323" calcext:value-type="float">
            <text:p>7243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1]/2" office:value-type="float" office:value="39693.318171" calcext:value-type="float">
            <text:p>39693.318171</text:p>
          </table:table-cell>
          <table:table-cell table:number-columns-repeated="21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2770.487" calcext:value-type="float">
            <text:p>652770.487</text:p>
          </table:table-cell>
          <table:table-cell office:value-type="float" office:value="66547.516306" calcext:value-type="float">
            <text:p>66547.516306</text:p>
          </table:table-cell>
          <table:table-cell office:value-type="float" office:value="236950" calcext:value-type="float">
            <text:p>236950</text:p>
          </table:table-cell>
          <table:table-cell office:value-type="float" office:value="786512" calcext:value-type="float">
            <text:p>786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2]/2" office:value-type="float" office:value="33273.758153" calcext:value-type="float">
            <text:p>33273.758153</text:p>
          </table:table-cell>
          <table:table-cell table:number-columns-repeated="21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6168.423" calcext:value-type="float">
            <text:p>656168.423</text:p>
          </table:table-cell>
          <table:table-cell office:value-type="float" office:value="81518.309666" calcext:value-type="float">
            <text:p>81518.309666</text:p>
          </table:table-cell>
          <table:table-cell office:value-type="float" office:value="189346" calcext:value-type="float">
            <text:p>189346</text:p>
          </table:table-cell>
          <table:table-cell office:value-type="float" office:value="770471" calcext:value-type="float">
            <text:p>77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3]/2" office:value-type="float" office:value="40759.154833" calcext:value-type="float">
            <text:p>40759.154833</text:p>
          </table:table-cell>
          <table:table-cell table:number-columns-repeated="21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81254.529" calcext:value-type="float">
            <text:p>681254.529</text:p>
          </table:table-cell>
          <table:table-cell office:value-type="float" office:value="88737.917795" calcext:value-type="float">
            <text:p>88737.917795</text:p>
          </table:table-cell>
          <table:table-cell office:value-type="float" office:value="249103" calcext:value-type="float">
            <text:p>249103</text:p>
          </table:table-cell>
          <table:table-cell office:value-type="float" office:value="872814" calcext:value-type="float">
            <text:p>8728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4]/2" office:value-type="float" office:value="44368.9588975" calcext:value-type="float">
            <text:p>44368.9588975</text:p>
          </table:table-cell>
          <table:table-cell table:number-columns-repeated="21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11913.951" calcext:value-type="float">
            <text:p>711913.951</text:p>
          </table:table-cell>
          <table:table-cell office:value-type="float" office:value="83771.848093" calcext:value-type="float">
            <text:p>83771.848093</text:p>
          </table:table-cell>
          <table:table-cell office:value-type="float" office:value="222634" calcext:value-type="float">
            <text:p>222634</text:p>
          </table:table-cell>
          <table:table-cell office:value-type="float" office:value="1020497" calcext:value-type="float">
            <text:p>1020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5]/2" office:value-type="float" office:value="41885.9240465" calcext:value-type="float">
            <text:p>41885.9240465</text:p>
          </table:table-cell>
          <table:table-cell table:number-columns-repeated="21"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756304.227" calcext:value-type="float">
            <text:p>756304.227</text:p>
          </table:table-cell>
          <table:table-cell office:value-type="float" office:value="96074.025548" calcext:value-type="float">
            <text:p>96074.025548</text:p>
          </table:table-cell>
          <table:table-cell office:value-type="float" office:value="262545" calcext:value-type="float">
            <text:p>262545</text:p>
          </table:table-cell>
          <table:table-cell office:value-type="float" office:value="896586" calcext:value-type="float">
            <text:p>896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6]/2" office:value-type="float" office:value="48037.012774" calcext:value-type="float">
            <text:p>48037.012774</text:p>
          </table:table-cell>
          <table:table-cell table:number-columns-repeated="21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41317.629" calcext:value-type="float">
            <text:p>941317.629</text:p>
          </table:table-cell>
          <table:table-cell office:value-type="float" office:value="165388.487284" calcext:value-type="float">
            <text:p>165388.487284</text:p>
          </table:table-cell>
          <table:table-cell office:value-type="float" office:value="144597" calcext:value-type="float">
            <text:p>144597</text:p>
          </table:table-cell>
          <table:table-cell office:value-type="float" office:value="1685110" calcext:value-type="float">
            <text:p>16851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7]/2" office:value-type="float" office:value="82694.243642" calcext:value-type="float">
            <text:p>82694.243642</text:p>
          </table:table-cell>
          <table:table-cell table:number-columns-repeated="21"/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393053.214" calcext:value-type="float">
            <text:p>1393053.214</text:p>
          </table:table-cell>
          <table:table-cell office:value-type="float" office:value="169077.150471" calcext:value-type="float">
            <text:p>169077.150471</text:p>
          </table:table-cell>
          <table:table-cell office:value-type="float" office:value="438044" calcext:value-type="float">
            <text:p>438044</text:p>
          </table:table-cell>
          <table:table-cell office:value-type="float" office:value="1635161" calcext:value-type="float">
            <text:p>16351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8]/2" office:value-type="float" office:value="84538.5752355" calcext:value-type="float">
            <text:p>84538.5752355</text:p>
          </table:table-cell>
          <table:table-cell table:number-columns-repeated="21"/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883143.608" calcext:value-type="float">
            <text:p>1883143.608</text:p>
          </table:table-cell>
          <table:table-cell office:value-type="float" office:value="301838.468948" calcext:value-type="float">
            <text:p>301838.468948</text:p>
          </table:table-cell>
          <table:table-cell office:value-type="float" office:value="445891" calcext:value-type="float">
            <text:p>445891</text:p>
          </table:table-cell>
          <table:table-cell office:value-type="float" office:value="2429030" calcext:value-type="float">
            <text:p>2429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19]/2" office:value-type="float" office:value="150919.234474" calcext:value-type="float">
            <text:p>150919.234474</text:p>
          </table:table-cell>
          <table:table-cell table:number-columns-repeated="21"/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63203.673" calcext:value-type="float">
            <text:p>2863203.673</text:p>
          </table:table-cell>
          <table:table-cell office:value-type="float" office:value="626729.826052" calcext:value-type="float">
            <text:p>626729.826052</text:p>
          </table:table-cell>
          <table:table-cell office:value-type="float" office:value="644544" calcext:value-type="float">
            <text:p>644544</text:p>
          </table:table-cell>
          <table:table-cell office:value-type="float" office:value="5973700" calcext:value-type="float">
            <text:p>597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20]/2" office:value-type="float" office:value="313364.913026" calcext:value-type="float">
            <text:p>313364.913026</text:p>
          </table:table-cell>
          <table:table-cell table:number-columns-repeated="21"/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244141.521" calcext:value-type="float">
            <text:p>5244141.521</text:p>
          </table:table-cell>
          <table:table-cell office:value-type="float" office:value="738859.740919" calcext:value-type="float">
            <text:p>738859.740919</text:p>
          </table:table-cell>
          <table:table-cell office:value-type="float" office:value="1404986" calcext:value-type="float">
            <text:p>1404986</text:p>
          </table:table-cell>
          <table:table-cell office:value-type="float" office:value="6131250" calcext:value-type="float">
            <text:p>6131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21]/2" office:value-type="float" office:value="369429.8704595" calcext:value-type="float">
            <text:p>369429.8704595</text:p>
          </table:table-cell>
          <table:table-cell table:number-columns-repeated="21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051587.644" calcext:value-type="float">
            <text:p>10051587.644</text:p>
          </table:table-cell>
          <table:table-cell office:value-type="float" office:value="814369.142837" calcext:value-type="float">
            <text:p>814369.142837</text:p>
          </table:table-cell>
          <table:table-cell office:value-type="float" office:value="2912040" calcext:value-type="float">
            <text:p>2912040</text:p>
          </table:table-cell>
          <table:table-cell office:value-type="float" office:value="22504951" calcext:value-type="float">
            <text:p>225049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22]/2" office:value-type="float" office:value="407184.5714185" calcext:value-type="float">
            <text:p>407184.5714185</text:p>
          </table:table-cell>
          <table:table-cell table:number-columns-repeated="21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CPNZ-UDP-L-30hz" table:style-name="ta1">
        <table:shapes>
          <draw:frame draw:z-index="0" draw:style-name="gr1" draw:text-style-name="P1" svg:width="211.47mm" svg:height="93.57mm" svg:x="11.42mm" svg:y="63.23mm">
            <draw:object draw:notify-on-update-of-ranges="'CPNZ-UDP-L-30hz'.A2:'CPNZ-UDP-L-30hz'.A11 'CPNZ-UDP-L-30hz'.A2:'CPNZ-UDP-L-30hz'.A11 'CPNZ-UDP-L-30hz'.B1:'CPNZ-UDP-L-30hz'.B1 'CPNZ-UDP-L-30hz'.B2:'CPNZ-UDP-L-30hz'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729.207" calcext:value-type="float">
            <text:p>534729.207</text:p>
          </table:table-cell>
          <table:table-cell office:value-type="float" office:value="76378.363241" calcext:value-type="float">
            <text:p>76378.363241</text:p>
          </table:table-cell>
          <table:table-cell office:value-type="float" office:value="194006" calcext:value-type="float">
            <text:p>194006</text:p>
          </table:table-cell>
          <table:table-cell office:value-type="float" office:value="646151" calcext:value-type="float">
            <text:p>646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]/2" office:value-type="float" office:value="38189.1816205" calcext:value-type="float">
            <text:p>38189.1816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749.848" calcext:value-type="float">
            <text:p>550749.848</text:p>
          </table:table-cell>
          <table:table-cell office:value-type="float" office:value="74549.244844" calcext:value-type="float">
            <text:p>74549.244844</text:p>
          </table:table-cell>
          <table:table-cell office:value-type="float" office:value="195611" calcext:value-type="float">
            <text:p>195611</text:p>
          </table:table-cell>
          <table:table-cell office:value-type="float" office:value="639347" calcext:value-type="float">
            <text:p>6393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37274.622422" calcext:value-type="float">
            <text:p>37274.622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643.753" calcext:value-type="float">
            <text:p>556643.753</text:p>
          </table:table-cell>
          <table:table-cell office:value-type="float" office:value="69707.093244" calcext:value-type="float">
            <text:p>69707.093244</text:p>
          </table:table-cell>
          <table:table-cell office:value-type="float" office:value="208534" calcext:value-type="float">
            <text:p>208534</text:p>
          </table:table-cell>
          <table:table-cell office:value-type="float" office:value="659943" calcext:value-type="float">
            <text:p>659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34853.546622" calcext:value-type="float">
            <text:p>34853.5466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900.408" calcext:value-type="float">
            <text:p>545900.408</text:p>
          </table:table-cell>
          <table:table-cell office:value-type="float" office:value="82885.149006" calcext:value-type="float">
            <text:p>82885.149006</text:p>
          </table:table-cell>
          <table:table-cell office:value-type="float" office:value="227063" calcext:value-type="float">
            <text:p>227063</text:p>
          </table:table-cell>
          <table:table-cell office:value-type="float" office:value="645967" calcext:value-type="float">
            <text:p>6459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41442.574503" calcext:value-type="float">
            <text:p>41442.574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337.145" calcext:value-type="float">
            <text:p>548337.145</text:p>
          </table:table-cell>
          <table:table-cell office:value-type="float" office:value="80170.866487" calcext:value-type="float">
            <text:p>80170.866487</text:p>
          </table:table-cell>
          <table:table-cell office:value-type="float" office:value="195747" calcext:value-type="float">
            <text:p>195747</text:p>
          </table:table-cell>
          <table:table-cell office:value-type="float" office:value="662990" calcext:value-type="float">
            <text:p>662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40085.4332435" calcext:value-type="float">
            <text:p>40085.43324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114.348" calcext:value-type="float">
            <text:p>561114.348</text:p>
          </table:table-cell>
          <table:table-cell office:value-type="float" office:value="57151.914934" calcext:value-type="float">
            <text:p>57151.914934</text:p>
          </table:table-cell>
          <table:table-cell office:value-type="float" office:value="205400" calcext:value-type="float">
            <text:p>205400</text:p>
          </table:table-cell>
          <table:table-cell office:value-type="float" office:value="660722" calcext:value-type="float">
            <text:p>6607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28575.957467" calcext:value-type="float">
            <text:p>28575.9574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9928.212" calcext:value-type="float">
            <text:p>549928.212</text:p>
          </table:table-cell>
          <table:table-cell office:value-type="float" office:value="85037.520619" calcext:value-type="float">
            <text:p>85037.520619</text:p>
          </table:table-cell>
          <table:table-cell office:value-type="float" office:value="155419" calcext:value-type="float">
            <text:p>155419</text:p>
          </table:table-cell>
          <table:table-cell office:value-type="float" office:value="644294" calcext:value-type="float">
            <text:p>6442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42518.7603095" calcext:value-type="float">
            <text:p>42518.76030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9203.216" calcext:value-type="float">
            <text:p>559203.216</text:p>
          </table:table-cell>
          <table:table-cell office:value-type="float" office:value="80494.800664" calcext:value-type="float">
            <text:p>80494.800664</text:p>
          </table:table-cell>
          <table:table-cell office:value-type="float" office:value="187186" calcext:value-type="float">
            <text:p>187186</text:p>
          </table:table-cell>
          <table:table-cell office:value-type="float" office:value="676812" calcext:value-type="float">
            <text:p>676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40247.400332" calcext:value-type="float">
            <text:p>40247.4003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42752.316" calcext:value-type="float">
            <text:p>542752.316</text:p>
          </table:table-cell>
          <table:table-cell office:value-type="float" office:value="83550.859183" calcext:value-type="float">
            <text:p>83550.859183</text:p>
          </table:table-cell>
          <table:table-cell office:value-type="float" office:value="154346" calcext:value-type="float">
            <text:p>154346</text:p>
          </table:table-cell>
          <table:table-cell office:value-type="float" office:value="652241" calcext:value-type="float">
            <text:p>6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41775.4295915" calcext:value-type="float">
            <text:p>41775.42959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3369.761" calcext:value-type="float">
            <text:p>553369.761</text:p>
          </table:table-cell>
          <table:table-cell office:value-type="float" office:value="96378.267084" calcext:value-type="float">
            <text:p>96378.267084</text:p>
          </table:table-cell>
          <table:table-cell office:value-type="float" office:value="180130" calcext:value-type="float">
            <text:p>180130</text:p>
          </table:table-cell>
          <table:table-cell office:value-type="float" office:value="732704" calcext:value-type="float">
            <text:p>732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48189.133542" calcext:value-type="float">
            <text:p>48189.133542</text:p>
          </table:table-cell>
        </table:table-row>
      </table:table>
      <table:table table:name="CPNZ-TCP-L-30hz" table:style-name="ta1">
        <table:shapes>
          <draw:frame draw:z-index="0" draw:style-name="gr1" draw:text-style-name="P1" svg:width="211.47mm" svg:height="93.57mm" svg:x="11.43mm" svg:y="107.13mm">
            <draw:object draw:notify-on-update-of-ranges="'CPNZ-TCP-L-30hz'.A2:'CPNZ-TCP-L-30hz'.A22 'CPNZ-TCP-L-30hz'.A2:'CPNZ-TCP-L-30hz'.A22 'CPNZ-TCP-L-30hz'.B1:'CPNZ-TCP-L-30hz'.B1 'CPNZ-TCP-L-30hz'.B2:'CPNZ-TCP-L-30hz'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475.755511" calcext:value-type="float">
            <text:p>642475.755511</text:p>
          </table:table-cell>
          <table:table-cell office:value-type="float" office:value="79559.63802" calcext:value-type="float">
            <text:p>79559.63802</text:p>
          </table:table-cell>
          <table:table-cell office:value-type="float" office:value="228949" calcext:value-type="float">
            <text:p>228949</text:p>
          </table:table-cell>
          <table:table-cell office:value-type="float" office:value="782238" calcext:value-type="float">
            <text:p>78223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]/2" office:value-type="float" office:value="39779.81901" calcext:value-type="float">
            <text:p>39779.81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043.894" calcext:value-type="float">
            <text:p>651043.894</text:p>
          </table:table-cell>
          <table:table-cell office:value-type="float" office:value="73929.289273" calcext:value-type="float">
            <text:p>73929.289273</text:p>
          </table:table-cell>
          <table:table-cell office:value-type="float" office:value="217973" calcext:value-type="float">
            <text:p>217973</text:p>
          </table:table-cell>
          <table:table-cell office:value-type="float" office:value="747694" calcext:value-type="float">
            <text:p>7476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36964.6446365" calcext:value-type="float">
            <text:p>36964.6446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453.672" calcext:value-type="float">
            <text:p>643453.672</text:p>
          </table:table-cell>
          <table:table-cell office:value-type="float" office:value="92460.10132" calcext:value-type="float">
            <text:p>92460.10132</text:p>
          </table:table-cell>
          <table:table-cell office:value-type="float" office:value="191994" calcext:value-type="float">
            <text:p>191994</text:p>
          </table:table-cell>
          <table:table-cell office:value-type="float" office:value="769230" calcext:value-type="float">
            <text:p>7692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46230.05066" calcext:value-type="float">
            <text:p>46230.05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0550.513" calcext:value-type="float">
            <text:p>670550.513</text:p>
          </table:table-cell>
          <table:table-cell office:value-type="float" office:value="88375.472283" calcext:value-type="float">
            <text:p>88375.472283</text:p>
          </table:table-cell>
          <table:table-cell office:value-type="float" office:value="212229" calcext:value-type="float">
            <text:p>212229</text:p>
          </table:table-cell>
          <table:table-cell office:value-type="float" office:value="780941" calcext:value-type="float">
            <text:p>7809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44187.7361415" calcext:value-type="float">
            <text:p>44187.7361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9193.719" calcext:value-type="float">
            <text:p>669193.719</text:p>
          </table:table-cell>
          <table:table-cell office:value-type="float" office:value="81820.106819" calcext:value-type="float">
            <text:p>81820.106819</text:p>
          </table:table-cell>
          <table:table-cell office:value-type="float" office:value="168828" calcext:value-type="float">
            <text:p>168828</text:p>
          </table:table-cell>
          <table:table-cell office:value-type="float" office:value="767999" calcext:value-type="float">
            <text:p>767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40910.0534095" calcext:value-type="float">
            <text:p>40910.05340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1116.16" calcext:value-type="float">
            <text:p>661116.16</text:p>
          </table:table-cell>
          <table:table-cell office:value-type="float" office:value="75208.362327" calcext:value-type="float">
            <text:p>75208.362327</text:p>
          </table:table-cell>
          <table:table-cell office:value-type="float" office:value="207829" calcext:value-type="float">
            <text:p>207829</text:p>
          </table:table-cell>
          <table:table-cell office:value-type="float" office:value="785257" calcext:value-type="float">
            <text:p>7852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37604.1811635" calcext:value-type="float">
            <text:p>37604.18116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7753.437" calcext:value-type="float">
            <text:p>657753.437</text:p>
          </table:table-cell>
          <table:table-cell office:value-type="float" office:value="84150.325932" calcext:value-type="float">
            <text:p>84150.325932</text:p>
          </table:table-cell>
          <table:table-cell office:value-type="float" office:value="207230" calcext:value-type="float">
            <text:p>207230</text:p>
          </table:table-cell>
          <table:table-cell office:value-type="float" office:value="780117" calcext:value-type="float">
            <text:p>780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42075.162966" calcext:value-type="float">
            <text:p>42075.1629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0586.821" calcext:value-type="float">
            <text:p>660586.821</text:p>
          </table:table-cell>
          <table:table-cell office:value-type="float" office:value="73309.890758" calcext:value-type="float">
            <text:p>73309.890758</text:p>
          </table:table-cell>
          <table:table-cell office:value-type="float" office:value="233684" calcext:value-type="float">
            <text:p>233684</text:p>
          </table:table-cell>
          <table:table-cell office:value-type="float" office:value="792671" calcext:value-type="float">
            <text:p>7926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36654.945379" calcext:value-type="float">
            <text:p>36654.94537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7447.232" calcext:value-type="float">
            <text:p>657447.232</text:p>
          </table:table-cell>
          <table:table-cell office:value-type="float" office:value="80545.110434" calcext:value-type="float">
            <text:p>80545.110434</text:p>
          </table:table-cell>
          <table:table-cell office:value-type="float" office:value="214151" calcext:value-type="float">
            <text:p>214151</text:p>
          </table:table-cell>
          <table:table-cell office:value-type="float" office:value="746252" calcext:value-type="float">
            <text:p>7462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40272.555217" calcext:value-type="float">
            <text:p>40272.5552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5281.75" calcext:value-type="float">
            <text:p>665281.75</text:p>
          </table:table-cell>
          <table:table-cell office:value-type="float" office:value="87652.215426" calcext:value-type="float">
            <text:p>87652.215426</text:p>
          </table:table-cell>
          <table:table-cell office:value-type="float" office:value="240038" calcext:value-type="float">
            <text:p>240038</text:p>
          </table:table-cell>
          <table:table-cell office:value-type="float" office:value="752117" calcext:value-type="float">
            <text:p>752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43826.107713" calcext:value-type="float">
            <text:p>43826.10771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0521.793" calcext:value-type="float">
            <text:p>710521.793</text:p>
          </table:table-cell>
          <table:table-cell office:value-type="float" office:value="90338.940827" calcext:value-type="float">
            <text:p>90338.940827</text:p>
          </table:table-cell>
          <table:table-cell office:value-type="float" office:value="257868" calcext:value-type="float">
            <text:p>257868</text:p>
          </table:table-cell>
          <table:table-cell office:value-type="float" office:value="819576" calcext:value-type="float">
            <text:p>8195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/2" office:value-type="float" office:value="45169.4704135" calcext:value-type="float">
            <text:p>45169.470413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11411.274" calcext:value-type="float">
            <text:p>711411.274</text:p>
          </table:table-cell>
          <table:table-cell office:value-type="float" office:value="93539.37146" calcext:value-type="float">
            <text:p>93539.37146</text:p>
          </table:table-cell>
          <table:table-cell office:value-type="float" office:value="192383" calcext:value-type="float">
            <text:p>192383</text:p>
          </table:table-cell>
          <table:table-cell office:value-type="float" office:value="861189" calcext:value-type="float">
            <text:p>8611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/2" office:value-type="float" office:value="46769.68573" calcext:value-type="float">
            <text:p>46769.68573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44137.427" calcext:value-type="float">
            <text:p>744137.427</text:p>
          </table:table-cell>
          <table:table-cell office:value-type="float" office:value="102593.903458" calcext:value-type="float">
            <text:p>102593.903458</text:p>
          </table:table-cell>
          <table:table-cell office:value-type="float" office:value="242842" calcext:value-type="float">
            <text:p>242842</text:p>
          </table:table-cell>
          <table:table-cell office:value-type="float" office:value="2070813" calcext:value-type="float">
            <text:p>2070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/2" office:value-type="float" office:value="51296.951729" calcext:value-type="float">
            <text:p>51296.951729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40031.856" calcext:value-type="float">
            <text:p>740031.856</text:p>
          </table:table-cell>
          <table:table-cell office:value-type="float" office:value="91010.009133" calcext:value-type="float">
            <text:p>91010.009133</text:p>
          </table:table-cell>
          <table:table-cell office:value-type="float" office:value="232981" calcext:value-type="float">
            <text:p>232981</text:p>
          </table:table-cell>
          <table:table-cell office:value-type="float" office:value="999127" calcext:value-type="float">
            <text:p>999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/2" office:value-type="float" office:value="45505.0045665" calcext:value-type="float">
            <text:p>45505.0045665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829139.261" calcext:value-type="float">
            <text:p>829139.261</text:p>
          </table:table-cell>
          <table:table-cell office:value-type="float" office:value="108312.752819" calcext:value-type="float">
            <text:p>108312.752819</text:p>
          </table:table-cell>
          <table:table-cell office:value-type="float" office:value="216795" calcext:value-type="float">
            <text:p>216795</text:p>
          </table:table-cell>
          <table:table-cell office:value-type="float" office:value="1113616" calcext:value-type="float">
            <text:p>1113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6]/2" office:value-type="float" office:value="54156.3764095" calcext:value-type="float">
            <text:p>54156.3764095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38068.75" calcext:value-type="float">
            <text:p>938068.75</text:p>
          </table:table-cell>
          <table:table-cell office:value-type="float" office:value="127829.500186" calcext:value-type="float">
            <text:p>127829.500186</text:p>
          </table:table-cell>
          <table:table-cell office:value-type="float" office:value="295960" calcext:value-type="float">
            <text:p>295960</text:p>
          </table:table-cell>
          <table:table-cell office:value-type="float" office:value="1094235" calcext:value-type="float">
            <text:p>1094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7]/2" office:value-type="float" office:value="63914.750093" calcext:value-type="float">
            <text:p>63914.750093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194097.626" calcext:value-type="float">
            <text:p>1194097.626</text:p>
          </table:table-cell>
          <table:table-cell office:value-type="float" office:value="137715.126739" calcext:value-type="float">
            <text:p>137715.126739</text:p>
          </table:table-cell>
          <table:table-cell office:value-type="float" office:value="353505" calcext:value-type="float">
            <text:p>353505</text:p>
          </table:table-cell>
          <table:table-cell office:value-type="float" office:value="1341832" calcext:value-type="float">
            <text:p>13418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]/2" office:value-type="float" office:value="68857.5633695" calcext:value-type="float">
            <text:p>68857.5633695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621344.09" calcext:value-type="float">
            <text:p>1621344.09</text:p>
          </table:table-cell>
          <table:table-cell office:value-type="float" office:value="228014.40082" calcext:value-type="float">
            <text:p>228014.40082</text:p>
          </table:table-cell>
          <table:table-cell office:value-type="float" office:value="471113" calcext:value-type="float">
            <text:p>471113</text:p>
          </table:table-cell>
          <table:table-cell office:value-type="float" office:value="1953851" calcext:value-type="float">
            <text:p>19538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2" office:value-type="float" office:value="114007.20041" calcext:value-type="float">
            <text:p>114007.20041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689407.726" calcext:value-type="float">
            <text:p>2689407.726</text:p>
          </table:table-cell>
          <table:table-cell office:value-type="float" office:value="349415.284195" calcext:value-type="float">
            <text:p>349415.284195</text:p>
          </table:table-cell>
          <table:table-cell office:value-type="float" office:value="776292" calcext:value-type="float">
            <text:p>776292</text:p>
          </table:table-cell>
          <table:table-cell office:value-type="float" office:value="3403968" calcext:value-type="float">
            <text:p>34039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2" office:value-type="float" office:value="174707.6420975" calcext:value-type="float">
            <text:p>174707.6420975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303771.122" calcext:value-type="float">
            <text:p>5303771.122</text:p>
          </table:table-cell>
          <table:table-cell office:value-type="float" office:value="580961.129645" calcext:value-type="float">
            <text:p>580961.129645</text:p>
          </table:table-cell>
          <table:table-cell office:value-type="float" office:value="1539485" calcext:value-type="float">
            <text:p>1539485</text:p>
          </table:table-cell>
          <table:table-cell office:value-type="float" office:value="6102467" calcext:value-type="float">
            <text:p>6102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2" office:value-type="float" office:value="290480.5648225" calcext:value-type="float">
            <text:p>290480.5648225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440583.256" calcext:value-type="float">
            <text:p>10440583.256</text:p>
          </table:table-cell>
          <table:table-cell office:value-type="float" office:value="1304073.793952" calcext:value-type="float">
            <text:p>1304073.793952</text:p>
          </table:table-cell>
          <table:table-cell office:value-type="float" office:value="2845726" calcext:value-type="float">
            <text:p>2845726</text:p>
          </table:table-cell>
          <table:table-cell office:value-type="float" office:value="12353240" calcext:value-type="float">
            <text:p>123532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/2" office:value-type="float" office:value="652036.896976" calcext:value-type="float">
            <text:p>652036.896976</text:p>
          </table:table-cell>
        </table:table-row>
      </table:table>
      <table:table table:name="ROS-TCP-L-30hz" table:style-name="ta1">
        <table:shapes>
          <draw:frame draw:z-index="0" draw:style-name="gr1" draw:text-style-name="P1" svg:width="211.47mm" svg:height="93.57mm" svg:x="7.45mm" svg:y="108.63mm">
            <draw:object draw:notify-on-update-of-ranges="'ROS-TCP-L-30hz'.A2:'ROS-TCP-L-30hz'.A22 'ROS-TCP-L-30hz'.B1:'ROS-TCP-L-30hz'.B1 'ROS-TCP-L-30hz'.B2:'ROS-TCP-L-30hz'.B22 'CPNZ-TCP-L-30hz'.A2:'CPNZ-TCP-L-30hz'.A22 'CPNZ-TCP-L-30hz'.B1:'CPNZ-TCP-L-30hz'.B1 'CPNZ-TCP-L-30hz'.B2:'CPNZ-TCP-L-30hz'.B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7340.158426" calcext:value-type="float">
            <text:p>687340.158426</text:p>
          </table:table-cell>
          <table:table-cell office:value-type="float" office:value="139532.792751" calcext:value-type="float">
            <text:p>139532.792751</text:p>
          </table:table-cell>
          <table:table-cell office:value-type="float" office:value="180300" calcext:value-type="float">
            <text:p>180300</text:p>
          </table:table-cell>
          <table:table-cell office:value-type="float" office:value="1728097" calcext:value-type="float">
            <text:p>172809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]/2" office:value-type="float" office:value="69766.3963755" calcext:value-type="float">
            <text:p>69766.3963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1725.483" calcext:value-type="float">
            <text:p>691725.483</text:p>
          </table:table-cell>
          <table:table-cell office:value-type="float" office:value="114245.150716" calcext:value-type="float">
            <text:p>114245.150716</text:p>
          </table:table-cell>
          <table:table-cell office:value-type="float" office:value="217547" calcext:value-type="float">
            <text:p>217547</text:p>
          </table:table-cell>
          <table:table-cell office:value-type="float" office:value="841547" calcext:value-type="float">
            <text:p>841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57122.575358" calcext:value-type="float">
            <text:p>57122.5753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371.037" calcext:value-type="float">
            <text:p>703371.037</text:p>
          </table:table-cell>
          <table:table-cell office:value-type="float" office:value="106739.726984" calcext:value-type="float">
            <text:p>106739.726984</text:p>
          </table:table-cell>
          <table:table-cell office:value-type="float" office:value="177238" calcext:value-type="float">
            <text:p>177238</text:p>
          </table:table-cell>
          <table:table-cell office:value-type="float" office:value="847151" calcext:value-type="float">
            <text:p>847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53369.863492" calcext:value-type="float">
            <text:p>53369.863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284.178" calcext:value-type="float">
            <text:p>725284.178</text:p>
          </table:table-cell>
          <table:table-cell office:value-type="float" office:value="88930.558069" calcext:value-type="float">
            <text:p>88930.558069</text:p>
          </table:table-cell>
          <table:table-cell office:value-type="float" office:value="208361" calcext:value-type="float">
            <text:p>208361</text:p>
          </table:table-cell>
          <table:table-cell office:value-type="float" office:value="849340" calcext:value-type="float">
            <text:p>849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44465.2790345" calcext:value-type="float">
            <text:p>44465.27903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8775.663" calcext:value-type="float">
            <text:p>728775.663</text:p>
          </table:table-cell>
          <table:table-cell office:value-type="float" office:value="92754.735803" calcext:value-type="float">
            <text:p>92754.735803</text:p>
          </table:table-cell>
          <table:table-cell office:value-type="float" office:value="206275" calcext:value-type="float">
            <text:p>206275</text:p>
          </table:table-cell>
          <table:table-cell office:value-type="float" office:value="875857" calcext:value-type="float">
            <text:p>8758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46377.3679015" calcext:value-type="float">
            <text:p>46377.3679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4419.894" calcext:value-type="float">
            <text:p>734419.894</text:p>
          </table:table-cell>
          <table:table-cell office:value-type="float" office:value="84651.608573" calcext:value-type="float">
            <text:p>84651.608573</text:p>
          </table:table-cell>
          <table:table-cell office:value-type="float" office:value="230543" calcext:value-type="float">
            <text:p>230543</text:p>
          </table:table-cell>
          <table:table-cell office:value-type="float" office:value="845856" calcext:value-type="float">
            <text:p>8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42325.8042865" calcext:value-type="float">
            <text:p>42325.80428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479.464" calcext:value-type="float">
            <text:p>720479.464</text:p>
          </table:table-cell>
          <table:table-cell office:value-type="float" office:value="99936.040986" calcext:value-type="float">
            <text:p>99936.040986</text:p>
          </table:table-cell>
          <table:table-cell office:value-type="float" office:value="201538" calcext:value-type="float">
            <text:p>201538</text:p>
          </table:table-cell>
          <table:table-cell office:value-type="float" office:value="852263" calcext:value-type="float">
            <text:p>852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49968.020493" calcext:value-type="float">
            <text:p>49968.0204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79080.04" calcext:value-type="float">
            <text:p>679080.04</text:p>
          </table:table-cell>
          <table:table-cell office:value-type="float" office:value="80191.010326" calcext:value-type="float">
            <text:p>80191.010326</text:p>
          </table:table-cell>
          <table:table-cell office:value-type="float" office:value="205898" calcext:value-type="float">
            <text:p>205898</text:p>
          </table:table-cell>
          <table:table-cell office:value-type="float" office:value="1278432" calcext:value-type="float">
            <text:p>127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40095.505163" calcext:value-type="float">
            <text:p>40095.5051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3303.154" calcext:value-type="float">
            <text:p>683303.154</text:p>
          </table:table-cell>
          <table:table-cell office:value-type="float" office:value="87442.051466" calcext:value-type="float">
            <text:p>87442.051466</text:p>
          </table:table-cell>
          <table:table-cell office:value-type="float" office:value="148306" calcext:value-type="float">
            <text:p>148306</text:p>
          </table:table-cell>
          <table:table-cell office:value-type="float" office:value="827813" calcext:value-type="float">
            <text:p>827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43721.025733" calcext:value-type="float">
            <text:p>43721.02573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8156.41" calcext:value-type="float">
            <text:p>698156.41</text:p>
          </table:table-cell>
          <table:table-cell office:value-type="float" office:value="92076.606834" calcext:value-type="float">
            <text:p>92076.606834</text:p>
          </table:table-cell>
          <table:table-cell office:value-type="float" office:value="240962" calcext:value-type="float">
            <text:p>240962</text:p>
          </table:table-cell>
          <table:table-cell office:value-type="float" office:value="855414" calcext:value-type="float">
            <text:p>8554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46038.303417" calcext:value-type="float">
            <text:p>46038.3034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06270.889" calcext:value-type="float">
            <text:p>706270.889</text:p>
          </table:table-cell>
          <table:table-cell office:value-type="float" office:value="83362.345823" calcext:value-type="float">
            <text:p>83362.345823</text:p>
          </table:table-cell>
          <table:table-cell office:value-type="float" office:value="211458" calcext:value-type="float">
            <text:p>211458</text:p>
          </table:table-cell>
          <table:table-cell office:value-type="float" office:value="826635" calcext:value-type="float">
            <text:p>8266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/2" office:value-type="float" office:value="41681.1729115" calcext:value-type="float">
            <text:p>41681.172911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29190.242" calcext:value-type="float">
            <text:p>729190.242</text:p>
          </table:table-cell>
          <table:table-cell office:value-type="float" office:value="75196.872288" calcext:value-type="float">
            <text:p>75196.872288</text:p>
          </table:table-cell>
          <table:table-cell office:value-type="float" office:value="238162" calcext:value-type="float">
            <text:p>238162</text:p>
          </table:table-cell>
          <table:table-cell office:value-type="float" office:value="883612" calcext:value-type="float">
            <text:p>8836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/2" office:value-type="float" office:value="37598.436144" calcext:value-type="float">
            <text:p>37598.436144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64059.714" calcext:value-type="float">
            <text:p>764059.714</text:p>
          </table:table-cell>
          <table:table-cell office:value-type="float" office:value="92429.343575" calcext:value-type="float">
            <text:p>92429.343575</text:p>
          </table:table-cell>
          <table:table-cell office:value-type="float" office:value="220793" calcext:value-type="float">
            <text:p>220793</text:p>
          </table:table-cell>
          <table:table-cell office:value-type="float" office:value="899679" calcext:value-type="float">
            <text:p>899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/2" office:value-type="float" office:value="46214.6717875" calcext:value-type="float">
            <text:p>46214.6717875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65663.338" calcext:value-type="float">
            <text:p>865663.338</text:p>
          </table:table-cell>
          <table:table-cell office:value-type="float" office:value="98827.47409" calcext:value-type="float">
            <text:p>98827.47409</text:p>
          </table:table-cell>
          <table:table-cell office:value-type="float" office:value="250091" calcext:value-type="float">
            <text:p>250091</text:p>
          </table:table-cell>
          <table:table-cell office:value-type="float" office:value="1125516" calcext:value-type="float">
            <text:p>1125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/2" office:value-type="float" office:value="49413.737045" calcext:value-type="float">
            <text:p>49413.737045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030715.044" calcext:value-type="float">
            <text:p>1030715.044</text:p>
          </table:table-cell>
          <table:table-cell office:value-type="float" office:value="157400.997862" calcext:value-type="float">
            <text:p>157400.997862</text:p>
          </table:table-cell>
          <table:table-cell office:value-type="float" office:value="261908" calcext:value-type="float">
            <text:p>261908</text:p>
          </table:table-cell>
          <table:table-cell office:value-type="float" office:value="1163139" calcext:value-type="float">
            <text:p>11631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6]/2" office:value-type="float" office:value="78700.498931" calcext:value-type="float">
            <text:p>78700.498931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1405652.575" calcext:value-type="float">
            <text:p>1405652.575</text:p>
          </table:table-cell>
          <table:table-cell office:value-type="float" office:value="161055.486829" calcext:value-type="float">
            <text:p>161055.486829</text:p>
          </table:table-cell>
          <table:table-cell office:value-type="float" office:value="372993" calcext:value-type="float">
            <text:p>372993</text:p>
          </table:table-cell>
          <table:table-cell office:value-type="float" office:value="1897275" calcext:value-type="float">
            <text:p>18972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7]/2" office:value-type="float" office:value="80527.7434145" calcext:value-type="float">
            <text:p>80527.7434145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2061419.891" calcext:value-type="float">
            <text:p>2061419.891</text:p>
          </table:table-cell>
          <table:table-cell office:value-type="float" office:value="304390.492571" calcext:value-type="float">
            <text:p>304390.492571</text:p>
          </table:table-cell>
          <table:table-cell office:value-type="float" office:value="501240" calcext:value-type="float">
            <text:p>501240</text:p>
          </table:table-cell>
          <table:table-cell office:value-type="float" office:value="3199892" calcext:value-type="float">
            <text:p>31998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]/2" office:value-type="float" office:value="152195.2462855" calcext:value-type="float">
            <text:p>152195.2462855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3401316.937" calcext:value-type="float">
            <text:p>3401316.937</text:p>
          </table:table-cell>
          <table:table-cell office:value-type="float" office:value="491083.123717" calcext:value-type="float">
            <text:p>491083.123717</text:p>
          </table:table-cell>
          <table:table-cell office:value-type="float" office:value="759370" calcext:value-type="float">
            <text:p>759370</text:p>
          </table:table-cell>
          <table:table-cell office:value-type="float" office:value="5423369" calcext:value-type="float">
            <text:p>54233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2" office:value-type="float" office:value="245541.5618585" calcext:value-type="float">
            <text:p>245541.5618585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6175416.825" calcext:value-type="float">
            <text:p>6175416.825</text:p>
          </table:table-cell>
          <table:table-cell office:value-type="float" office:value="776268.111835" calcext:value-type="float">
            <text:p>776268.111835</text:p>
          </table:table-cell>
          <table:table-cell office:value-type="float" office:value="1510681" calcext:value-type="float">
            <text:p>1510681</text:p>
          </table:table-cell>
          <table:table-cell office:value-type="float" office:value="6875090" calcext:value-type="float">
            <text:p>68750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2" office:value-type="float" office:value="388134.0559175" calcext:value-type="float">
            <text:p>388134.0559175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1555765.683" calcext:value-type="float">
            <text:p>11555765.683</text:p>
          </table:table-cell>
          <table:table-cell office:value-type="float" office:value="2024454.247912" calcext:value-type="float">
            <text:p>2024454.247912</text:p>
          </table:table-cell>
          <table:table-cell office:value-type="float" office:value="2725371" calcext:value-type="float">
            <text:p>2725371</text:p>
          </table:table-cell>
          <table:table-cell office:value-type="float" office:value="13424842" calcext:value-type="float">
            <text:p>134248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2" office:value-type="float" office:value="1012227.123956" calcext:value-type="float">
            <text:p>1012227.123956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2450998.866" calcext:value-type="float">
            <text:p>22450998.866</text:p>
          </table:table-cell>
          <table:table-cell office:value-type="float" office:value="4432370.93716" calcext:value-type="float">
            <text:p>4432370.93716</text:p>
          </table:table-cell>
          <table:table-cell office:value-type="float" office:value="5039276" calcext:value-type="float">
            <text:p>5039276</text:p>
          </table:table-cell>
          <table:table-cell office:value-type="float" office:value="25061845" calcext:value-type="float">
            <text:p>250618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/2" office:value-type="float" office:value="2216185.46858" calcext:value-type="float">
            <text:p>2216185.46858</text:p>
          </table:table-cell>
        </table:table-row>
      </table:table>
      <table:table table:name="ROS-UDP-L-30hz" table:style-name="ta1">
        <table:shapes>
          <draw:frame draw:z-index="0" draw:style-name="gr1" draw:text-style-name="P1" svg:width="211.47mm" svg:height="93.57mm" svg:x="11.42mm" svg:y="108.38mm">
            <draw:object draw:notify-on-update-of-ranges="'ROS-UDP-L-30hz'.A2:'ROS-UDP-L-30hz'.A22 'ROS-UDP-L-30hz'.A2:'ROS-UDP-L-30hz'.A22 'ROS-UDP-L-30hz'.B1:'ROS-UDP-L-30hz'.B1 'ROS-UDP-L-30hz'.B2:'ROS-UDP-L-30hz'.B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6648.717588" calcext:value-type="float">
            <text:p>856648.717588</text:p>
          </table:table-cell>
          <table:table-cell office:value-type="float" office:value="3880001.185277" calcext:value-type="float">
            <text:p>3880001.185277</text:p>
          </table:table-cell>
          <table:table-cell office:value-type="float" office:value="184725" calcext:value-type="float">
            <text:p>184725</text:p>
          </table:table-cell>
          <table:table-cell office:value-type="float" office:value="97136156" calcext:value-type="float">
            <text:p>97136156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]/2" office:value-type="float" office:value="1940000.5926385" calcext:value-type="float">
            <text:p>1940000.5926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1034.512" calcext:value-type="float">
            <text:p>581034.512</text:p>
          </table:table-cell>
          <table:table-cell office:value-type="float" office:value="169347.651586" calcext:value-type="float">
            <text:p>169347.651586</text:p>
          </table:table-cell>
          <table:table-cell office:value-type="float" office:value="95388" calcext:value-type="float">
            <text:p>95388</text:p>
          </table:table-cell>
          <table:table-cell office:value-type="float" office:value="802623" calcext:value-type="float">
            <text:p>802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84673.825793" calcext:value-type="float">
            <text:p>84673.8257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1063.728" calcext:value-type="float">
            <text:p>661063.728</text:p>
          </table:table-cell>
          <table:table-cell office:value-type="float" office:value="92000.520316" calcext:value-type="float">
            <text:p>92000.520316</text:p>
          </table:table-cell>
          <table:table-cell office:value-type="float" office:value="193323" calcext:value-type="float">
            <text:p>193323</text:p>
          </table:table-cell>
          <table:table-cell office:value-type="float" office:value="880299" calcext:value-type="float">
            <text:p>8802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46000.260158" calcext:value-type="float">
            <text:p>46000.260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3262.525" calcext:value-type="float">
            <text:p>663262.525</text:p>
          </table:table-cell>
          <table:table-cell office:value-type="float" office:value="90472.94575" calcext:value-type="float">
            <text:p>90472.94575</text:p>
          </table:table-cell>
          <table:table-cell office:value-type="float" office:value="204372" calcext:value-type="float">
            <text:p>204372</text:p>
          </table:table-cell>
          <table:table-cell office:value-type="float" office:value="758109" calcext:value-type="float">
            <text:p>758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45236.472875" calcext:value-type="float">
            <text:p>45236.472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314.916" calcext:value-type="float">
            <text:p>660314.916</text:p>
          </table:table-cell>
          <table:table-cell office:value-type="float" office:value="83638.539591" calcext:value-type="float">
            <text:p>83638.539591</text:p>
          </table:table-cell>
          <table:table-cell office:value-type="float" office:value="200233" calcext:value-type="float">
            <text:p>200233</text:p>
          </table:table-cell>
          <table:table-cell office:value-type="float" office:value="820546" calcext:value-type="float">
            <text:p>820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41819.2697955" calcext:value-type="float">
            <text:p>41819.26979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9915.243" calcext:value-type="float">
            <text:p>669915.243</text:p>
          </table:table-cell>
          <table:table-cell office:value-type="float" office:value="86718.266625" calcext:value-type="float">
            <text:p>86718.266625</text:p>
          </table:table-cell>
          <table:table-cell office:value-type="float" office:value="191256" calcext:value-type="float">
            <text:p>191256</text:p>
          </table:table-cell>
          <table:table-cell office:value-type="float" office:value="785876" calcext:value-type="float">
            <text:p>7858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43359.1333125" calcext:value-type="float">
            <text:p>43359.1333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5636.391" calcext:value-type="float">
            <text:p>675636.391</text:p>
          </table:table-cell>
          <table:table-cell office:value-type="float" office:value="72879.384625" calcext:value-type="float">
            <text:p>72879.384625</text:p>
          </table:table-cell>
          <table:table-cell office:value-type="float" office:value="205167" calcext:value-type="float">
            <text:p>205167</text:p>
          </table:table-cell>
          <table:table-cell office:value-type="float" office:value="837465" calcext:value-type="float">
            <text:p>8374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36439.6923125" calcext:value-type="float">
            <text:p>36439.6923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9688.752" calcext:value-type="float">
            <text:p>669688.752</text:p>
          </table:table-cell>
          <table:table-cell office:value-type="float" office:value="74236.440626" calcext:value-type="float">
            <text:p>74236.440626</text:p>
          </table:table-cell>
          <table:table-cell office:value-type="float" office:value="224415" calcext:value-type="float">
            <text:p>224415</text:p>
          </table:table-cell>
          <table:table-cell office:value-type="float" office:value="781335" calcext:value-type="float">
            <text:p>7813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37118.220313" calcext:value-type="float">
            <text:p>37118.2203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9803.151" calcext:value-type="float">
            <text:p>669803.151</text:p>
          </table:table-cell>
          <table:table-cell office:value-type="float" office:value="82989.548284" calcext:value-type="float">
            <text:p>82989.548284</text:p>
          </table:table-cell>
          <table:table-cell office:value-type="float" office:value="208892" calcext:value-type="float">
            <text:p>208892</text:p>
          </table:table-cell>
          <table:table-cell office:value-type="float" office:value="786066" calcext:value-type="float">
            <text:p>7860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41494.774142" calcext:value-type="float">
            <text:p>41494.77414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5674.37" calcext:value-type="float">
            <text:p>695674.37</text:p>
          </table:table-cell>
          <table:table-cell office:value-type="float" office:value="97144.089989" calcext:value-type="float">
            <text:p>97144.089989</text:p>
          </table:table-cell>
          <table:table-cell office:value-type="float" office:value="218305" calcext:value-type="float">
            <text:p>218305</text:p>
          </table:table-cell>
          <table:table-cell office:value-type="float" office:value="811517" calcext:value-type="float">
            <text:p>811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48572.0449945" calcext:value-type="float">
            <text:p>48572.044994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1591.989" calcext:value-type="float">
            <text:p>711591.989</text:p>
          </table:table-cell>
          <table:table-cell office:value-type="float" office:value="84561.57155" calcext:value-type="float">
            <text:p>84561.57155</text:p>
          </table:table-cell>
          <table:table-cell office:value-type="float" office:value="201051" calcext:value-type="float">
            <text:p>201051</text:p>
          </table:table-cell>
          <table:table-cell office:value-type="float" office:value="808367" calcext:value-type="float">
            <text:p>808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/2" office:value-type="float" office:value="42280.785775" calcext:value-type="float">
            <text:p>42280.78577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55316.842" calcext:value-type="float">
            <text:p>755316.842</text:p>
          </table:table-cell>
          <table:table-cell office:value-type="float" office:value="97160.609028" calcext:value-type="float">
            <text:p>97160.609028</text:p>
          </table:table-cell>
          <table:table-cell office:value-type="float" office:value="175627" calcext:value-type="float">
            <text:p>175627</text:p>
          </table:table-cell>
          <table:table-cell office:value-type="float" office:value="971104" calcext:value-type="float">
            <text:p>9711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/2" office:value-type="float" office:value="48580.304514" calcext:value-type="float">
            <text:p>48580.304514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834571.744" calcext:value-type="float">
            <text:p>834571.744</text:p>
          </table:table-cell>
          <table:table-cell office:value-type="float" office:value="114999.643207" calcext:value-type="float">
            <text:p>114999.643207</text:p>
          </table:table-cell>
          <table:table-cell office:value-type="float" office:value="237818" calcext:value-type="float">
            <text:p>237818</text:p>
          </table:table-cell>
          <table:table-cell office:value-type="float" office:value="1059085" calcext:value-type="float">
            <text:p>10590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/2" office:value-type="float" office:value="57499.8216035" calcext:value-type="float">
            <text:p>57499.8216035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029315.384" calcext:value-type="float">
            <text:p>1029315.384</text:p>
          </table:table-cell>
          <table:table-cell office:value-type="float" office:value="127349.864532" calcext:value-type="float">
            <text:p>127349.864532</text:p>
          </table:table-cell>
          <table:table-cell office:value-type="float" office:value="272381" calcext:value-type="float">
            <text:p>272381</text:p>
          </table:table-cell>
          <table:table-cell office:value-type="float" office:value="1335713" calcext:value-type="float">
            <text:p>13357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/2" office:value-type="float" office:value="63674.932266" calcext:value-type="float">
            <text:p>63674.932266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513470.087" calcext:value-type="float">
            <text:p>1513470.087</text:p>
          </table:table-cell>
          <table:table-cell office:value-type="float" office:value="195978.530129" calcext:value-type="float">
            <text:p>195978.530129</text:p>
          </table:table-cell>
          <table:table-cell office:value-type="float" office:value="358262" calcext:value-type="float">
            <text:p>358262</text:p>
          </table:table-cell>
          <table:table-cell office:value-type="float" office:value="2010023" calcext:value-type="float">
            <text:p>20100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6]/2" office:value-type="float" office:value="97989.2650645" calcext:value-type="float">
            <text:p>97989.2650645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2446767.163163" calcext:value-type="float">
            <text:p>2446767.163163</text:p>
          </table:table-cell>
          <table:table-cell office:value-type="float" office:value="405186.887833" calcext:value-type="float">
            <text:p>405186.887833</text:p>
          </table:table-cell>
          <table:table-cell office:value-type="float" office:value="532444" calcext:value-type="float">
            <text:p>532444</text:p>
          </table:table-cell>
          <table:table-cell office:value-type="float" office:value="3144694" calcext:value-type="float">
            <text:p>314469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/2" office:value-type="float" office:value="202593.4439165" calcext:value-type="float">
            <text:p>202593.4439165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4383843.147" calcext:value-type="float">
            <text:p>4383843.147</text:p>
          </table:table-cell>
          <table:table-cell office:value-type="float" office:value="729882.988149" calcext:value-type="float">
            <text:p>729882.988149</text:p>
          </table:table-cell>
          <table:table-cell office:value-type="float" office:value="885824" calcext:value-type="float">
            <text:p>885824</text:p>
          </table:table-cell>
          <table:table-cell office:value-type="float" office:value="6142978" calcext:value-type="float">
            <text:p>61429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]/2" office:value-type="float" office:value="364941.4940745" calcext:value-type="float">
            <text:p>364941.4940745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8313130.53" calcext:value-type="float">
            <text:p>8313130.53</text:p>
          </table:table-cell>
          <table:table-cell office:value-type="float" office:value="1242021.083448" calcext:value-type="float">
            <text:p>1242021.083448</text:p>
          </table:table-cell>
          <table:table-cell office:value-type="float" office:value="1643385" calcext:value-type="float">
            <text:p>1643385</text:p>
          </table:table-cell>
          <table:table-cell office:value-type="float" office:value="10083746" calcext:value-type="float">
            <text:p>100837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2" office:value-type="float" office:value="621010.541724" calcext:value-type="float">
            <text:p>621010.541724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16043590.719439" calcext:value-type="float">
            <text:p>16043590.719439</text:p>
          </table:table-cell>
          <table:table-cell office:value-type="float" office:value="2656504.166472" calcext:value-type="float">
            <text:p>2656504.166472</text:p>
          </table:table-cell>
          <table:table-cell office:value-type="float" office:value="3139027" calcext:value-type="float">
            <text:p>3139027</text:p>
          </table:table-cell>
          <table:table-cell office:value-type="float" office:value="22860208" calcext:value-type="float">
            <text:p>2286020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0]/2" office:value-type="float" office:value="1328252.083236" calcext:value-type="float">
            <text:p>1328252.083236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9271294.817635" calcext:value-type="float">
            <text:p>19271294.817635</text:p>
          </table:table-cell>
          <table:table-cell office:value-type="float" office:value="3964799.66822" calcext:value-type="float">
            <text:p>3964799.66822</text:p>
          </table:table-cell>
          <table:table-cell office:value-type="float" office:value="6263691" calcext:value-type="float">
            <text:p>6263691</text:p>
          </table:table-cell>
          <table:table-cell office:value-type="float" office:value="34390328" calcext:value-type="float">
            <text:p>3439032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1]/2" office:value-type="float" office:value="1982399.83411" calcext:value-type="float">
            <text:p>1982399.83411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1013202.414609" calcext:value-type="float">
            <text:p>21013202.414609</text:p>
          </table:table-cell>
          <table:table-cell office:value-type="float" office:value="2032932.269198" calcext:value-type="float">
            <text:p>2032932.269198</text:p>
          </table:table-cell>
          <table:table-cell office:value-type="float" office:value="12537611" calcext:value-type="float">
            <text:p>12537611</text:p>
          </table:table-cell>
          <table:table-cell office:value-type="float" office:value="27552241" calcext:value-type="float">
            <text:p>27552241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C22]/2" office:value-type="float" office:value="1016466.134599" calcext:value-type="float">
            <text:p>1016466.134599</text:p>
          </table:table-cell>
        </table:table-row>
      </table:table>
      <table:table table:name="CPNZ-TCP-R-30hz" table:style-name="ta1">
        <table:shapes>
          <draw:frame draw:z-index="0" draw:style-name="gr1" draw:text-style-name="P1" svg:width="211.47mm" svg:height="93.57mm" svg:x="11.91mm" svg:y="106.12mm">
            <draw:object draw:notify-on-update-of-ranges="'CPNZ-TCP-R-30hz'.A2:'CPNZ-TCP-R-30hz'.A22 'CPNZ-TCP-R-30hz'.A2:'CPNZ-TCP-R-30hz'.A22 'CPNZ-TCP-R-30hz'.B1:'CPNZ-TCP-R-30hz'.B1 'CPNZ-TCP-R-30hz'.B2:'CPNZ-TCP-R-30hz'.B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0793.221443" calcext:value-type="float">
            <text:p>870793.221443</text:p>
          </table:table-cell>
          <table:table-cell office:value-type="float" office:value="130740.960352" calcext:value-type="float">
            <text:p>130740.960352</text:p>
          </table:table-cell>
          <table:table-cell office:value-type="float" office:value="606277" calcext:value-type="float">
            <text:p>606277</text:p>
          </table:table-cell>
          <table:table-cell office:value-type="float" office:value="1183698" calcext:value-type="float">
            <text:p>118369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]/2" office:value-type="float" office:value="65370.480176" calcext:value-type="float">
            <text:p>65370.480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1038.689" calcext:value-type="float">
            <text:p>951038.689</text:p>
          </table:table-cell>
          <table:table-cell office:value-type="float" office:value="98660.083222" calcext:value-type="float">
            <text:p>98660.083222</text:p>
          </table:table-cell>
          <table:table-cell office:value-type="float" office:value="499031" calcext:value-type="float">
            <text:p>499031</text:p>
          </table:table-cell>
          <table:table-cell office:value-type="float" office:value="1192714" calcext:value-type="float">
            <text:p>11927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49330.041611" calcext:value-type="float">
            <text:p>49330.0416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6833.764" calcext:value-type="float">
            <text:p>956833.764</text:p>
          </table:table-cell>
          <table:table-cell office:value-type="float" office:value="77502.068937" calcext:value-type="float">
            <text:p>77502.068937</text:p>
          </table:table-cell>
          <table:table-cell office:value-type="float" office:value="617376" calcext:value-type="float">
            <text:p>617376</text:p>
          </table:table-cell>
          <table:table-cell office:value-type="float" office:value="1120459" calcext:value-type="float">
            <text:p>11204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38751.0344685" calcext:value-type="float">
            <text:p>38751.0344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2892.26" calcext:value-type="float">
            <text:p>952892.26</text:p>
          </table:table-cell>
          <table:table-cell office:value-type="float" office:value="89305.661969" calcext:value-type="float">
            <text:p>89305.661969</text:p>
          </table:table-cell>
          <table:table-cell office:value-type="float" office:value="586566" calcext:value-type="float">
            <text:p>586566</text:p>
          </table:table-cell>
          <table:table-cell office:value-type="float" office:value="1112377" calcext:value-type="float">
            <text:p>1112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44652.8309845" calcext:value-type="float">
            <text:p>44652.8309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251.819" calcext:value-type="float">
            <text:p>962251.819</text:p>
          </table:table-cell>
          <table:table-cell office:value-type="float" office:value="75022.306516" calcext:value-type="float">
            <text:p>75022.306516</text:p>
          </table:table-cell>
          <table:table-cell office:value-type="float" office:value="545999" calcext:value-type="float">
            <text:p>545999</text:p>
          </table:table-cell>
          <table:table-cell office:value-type="float" office:value="1163985" calcext:value-type="float">
            <text:p>11639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37511.153258" calcext:value-type="float">
            <text:p>37511.1532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4239.738" calcext:value-type="float">
            <text:p>954239.738</text:p>
          </table:table-cell>
          <table:table-cell office:value-type="float" office:value="92955.610354" calcext:value-type="float">
            <text:p>92955.610354</text:p>
          </table:table-cell>
          <table:table-cell office:value-type="float" office:value="612767" calcext:value-type="float">
            <text:p>612767</text:p>
          </table:table-cell>
          <table:table-cell office:value-type="float" office:value="1226737" calcext:value-type="float">
            <text:p>12267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46477.805177" calcext:value-type="float">
            <text:p>46477.8051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9685.572" calcext:value-type="float">
            <text:p>999685.572</text:p>
          </table:table-cell>
          <table:table-cell office:value-type="float" office:value="83630.059523" calcext:value-type="float">
            <text:p>83630.059523</text:p>
          </table:table-cell>
          <table:table-cell office:value-type="float" office:value="665921" calcext:value-type="float">
            <text:p>665921</text:p>
          </table:table-cell>
          <table:table-cell office:value-type="float" office:value="1199997" calcext:value-type="float">
            <text:p>11999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41815.0297615" calcext:value-type="float">
            <text:p>41815.02976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7963.143" calcext:value-type="float">
            <text:p>1017963.143</text:p>
          </table:table-cell>
          <table:table-cell office:value-type="float" office:value="53327.907834" calcext:value-type="float">
            <text:p>53327.907834</text:p>
          </table:table-cell>
          <table:table-cell office:value-type="float" office:value="781637" calcext:value-type="float">
            <text:p>781637</text:p>
          </table:table-cell>
          <table:table-cell office:value-type="float" office:value="1186103" calcext:value-type="float">
            <text:p>11861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26663.953917" calcext:value-type="float">
            <text:p>26663.9539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73394.749" calcext:value-type="float">
            <text:p>1073394.749</text:p>
          </table:table-cell>
          <table:table-cell office:value-type="float" office:value="58402.728172" calcext:value-type="float">
            <text:p>58402.728172</text:p>
          </table:table-cell>
          <table:table-cell office:value-type="float" office:value="772102" calcext:value-type="float">
            <text:p>772102</text:p>
          </table:table-cell>
          <table:table-cell office:value-type="float" office:value="1464262" calcext:value-type="float">
            <text:p>14642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29201.364086" calcext:value-type="float">
            <text:p>29201.36408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51348.609" calcext:value-type="float">
            <text:p>1051348.609</text:p>
          </table:table-cell>
          <table:table-cell office:value-type="float" office:value="72848.452632" calcext:value-type="float">
            <text:p>72848.452632</text:p>
          </table:table-cell>
          <table:table-cell office:value-type="float" office:value="700779" calcext:value-type="float">
            <text:p>700779</text:p>
          </table:table-cell>
          <table:table-cell office:value-type="float" office:value="1279265" calcext:value-type="float">
            <text:p>12792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36424.226316" calcext:value-type="float">
            <text:p>36424.22631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58298.017" calcext:value-type="float">
            <text:p>1258298.017</text:p>
          </table:table-cell>
          <table:table-cell office:value-type="float" office:value="77964.588496" calcext:value-type="float">
            <text:p>77964.588496</text:p>
          </table:table-cell>
          <table:table-cell office:value-type="float" office:value="944607" calcext:value-type="float">
            <text:p>944607</text:p>
          </table:table-cell>
          <table:table-cell office:value-type="float" office:value="1467647" calcext:value-type="float">
            <text:p>14676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/2" office:value-type="float" office:value="38982.294248" calcext:value-type="float">
            <text:p>38982.294248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334269.065" calcext:value-type="float">
            <text:p>1334269.065</text:p>
          </table:table-cell>
          <table:table-cell office:value-type="float" office:value="159282.354587" calcext:value-type="float">
            <text:p>159282.354587</text:p>
          </table:table-cell>
          <table:table-cell office:value-type="float" office:value="843730" calcext:value-type="float">
            <text:p>843730</text:p>
          </table:table-cell>
          <table:table-cell office:value-type="float" office:value="1665569" calcext:value-type="float">
            <text:p>16655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/2" office:value-type="float" office:value="79641.1772935" calcext:value-type="float">
            <text:p>79641.177293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39838.273" calcext:value-type="float">
            <text:p>1339838.273</text:p>
          </table:table-cell>
          <table:table-cell office:value-type="float" office:value="81188.965802" calcext:value-type="float">
            <text:p>81188.965802</text:p>
          </table:table-cell>
          <table:table-cell office:value-type="float" office:value="950244" calcext:value-type="float">
            <text:p>950244</text:p>
          </table:table-cell>
          <table:table-cell office:value-type="float" office:value="1587661" calcext:value-type="float">
            <text:p>15876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/2" office:value-type="float" office:value="40594.482901" calcext:value-type="float">
            <text:p>40594.482901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818636.371" calcext:value-type="float">
            <text:p>1818636.371</text:p>
          </table:table-cell>
          <table:table-cell office:value-type="float" office:value="91421.595208" calcext:value-type="float">
            <text:p>91421.595208</text:p>
          </table:table-cell>
          <table:table-cell office:value-type="float" office:value="1500954" calcext:value-type="float">
            <text:p>1500954</text:p>
          </table:table-cell>
          <table:table-cell office:value-type="float" office:value="2956170" calcext:value-type="float">
            <text:p>29561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/2" office:value-type="float" office:value="45710.797604" calcext:value-type="float">
            <text:p>45710.797604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529215.04" calcext:value-type="float">
            <text:p>2529215.04</text:p>
          </table:table-cell>
          <table:table-cell office:value-type="float" office:value="117626.844369" calcext:value-type="float">
            <text:p>117626.844369</text:p>
          </table:table-cell>
          <table:table-cell office:value-type="float" office:value="2196966" calcext:value-type="float">
            <text:p>2196966</text:p>
          </table:table-cell>
          <table:table-cell office:value-type="float" office:value="3681770" calcext:value-type="float">
            <text:p>36817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6]/2" office:value-type="float" office:value="58813.4221845" calcext:value-type="float">
            <text:p>58813.4221845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4225128.481" calcext:value-type="float">
            <text:p>4225128.481</text:p>
          </table:table-cell>
          <table:table-cell office:value-type="float" office:value="116771.171979" calcext:value-type="float">
            <text:p>116771.171979</text:p>
          </table:table-cell>
          <table:table-cell office:value-type="float" office:value="3900331" calcext:value-type="float">
            <text:p>3900331</text:p>
          </table:table-cell>
          <table:table-cell office:value-type="float" office:value="5490469" calcext:value-type="float">
            <text:p>5490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7]/2" office:value-type="float" office:value="58385.5859895" calcext:value-type="float">
            <text:p>58385.5859895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7819667.784" calcext:value-type="float">
            <text:p>7819667.784</text:p>
          </table:table-cell>
          <table:table-cell office:value-type="float" office:value="591569.330358" calcext:value-type="float">
            <text:p>591569.330358</text:p>
          </table:table-cell>
          <table:table-cell office:value-type="float" office:value="7362250" calcext:value-type="float">
            <text:p>7362250</text:p>
          </table:table-cell>
          <table:table-cell office:value-type="float" office:value="20503461" calcext:value-type="float">
            <text:p>205034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]/2" office:value-type="float" office:value="295784.665179" calcext:value-type="float">
            <text:p>295784.665179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4691665.841" calcext:value-type="float">
            <text:p>14691665.841</text:p>
          </table:table-cell>
          <table:table-cell office:value-type="float" office:value="169559.024776" calcext:value-type="float">
            <text:p>169559.024776</text:p>
          </table:table-cell>
          <table:table-cell office:value-type="float" office:value="14077608" calcext:value-type="float">
            <text:p>14077608</text:p>
          </table:table-cell>
          <table:table-cell office:value-type="float" office:value="16894056" calcext:value-type="float">
            <text:p>168940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2" office:value-type="float" office:value="84779.512388" calcext:value-type="float">
            <text:p>84779.512388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285990.601" calcext:value-type="float">
            <text:p>28285990.601</text:p>
          </table:table-cell>
          <table:table-cell office:value-type="float" office:value="458266.063871" calcext:value-type="float">
            <text:p>458266.063871</text:p>
          </table:table-cell>
          <table:table-cell office:value-type="float" office:value="27644908" calcext:value-type="float">
            <text:p>27644908</text:p>
          </table:table-cell>
          <table:table-cell office:value-type="float" office:value="33856075" calcext:value-type="float">
            <text:p>338560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2" office:value-type="float" office:value="229133.0319355" calcext:value-type="float">
            <text:p>229133.0319355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315861016.021" calcext:value-type="float">
            <text:p>1315861016.021</text:p>
          </table:table-cell>
          <table:table-cell office:value-type="float" office:value="726245813.89784" calcext:value-type="float">
            <text:p>726245813.89784</text:p>
          </table:table-cell>
          <table:table-cell office:value-type="float" office:value="59958223" calcext:value-type="float">
            <text:p>59958223</text:p>
          </table:table-cell>
          <table:table-cell office:value-type="float" office:value="2571780936" calcext:value-type="float">
            <text:p>25717809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2" office:value-type="float" office:value="363122906.94892" calcext:value-type="float">
            <text:p>363122906.94892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388170531.3986" calcext:value-type="float">
            <text:p>10388170531.3986</text:p>
          </table:table-cell>
          <table:table-cell office:value-type="float" office:value="5922833210.32484" calcext:value-type="float">
            <text:p>5922833210.32484</text:p>
          </table:table-cell>
          <table:table-cell office:value-type="float" office:value="118156696" calcext:value-type="float">
            <text:p>118156696</text:p>
          </table:table-cell>
          <table:table-cell office:value-type="float" office:value="20644187352" calcext:value-type="float">
            <text:p>20644187352</text:p>
          </table:table-cell>
          <table:table-cell office:value-type="float" office:value="552" calcext:value-type="float">
            <text:p>552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C22]/2" office:value-type="float" office:value="2961416605.16242" calcext:value-type="float">
            <text:p>2961416605.16242</text:p>
          </table:table-cell>
        </table:table-row>
      </table:table>
      <table:table table:name="CPNZ-UDP-R-30hz" table:style-name="ta1">
        <table:shapes>
          <draw:frame draw:z-index="0" draw:style-name="gr1" draw:text-style-name="P1" svg:width="211.47mm" svg:height="93.57mm" svg:x="7.44mm" svg:y="57.7mm">
            <draw:object draw:notify-on-update-of-ranges="'CPNZ-UDP-R-30hz'.A2:'CPNZ-UDP-R-30hz'.A22 'CPNZ-UDP-R-30hz'.A2:'CPNZ-UDP-R-30hz'.A22 'CPNZ-UDP-R-30hz'.B1:'CPNZ-UDP-R-30hz'.B1 'CPNZ-UDP-R-30hz'.B2:'CPNZ-UDP-R-30hz'.B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4881.955" calcext:value-type="float">
            <text:p>834881.955</text:p>
          </table:table-cell>
          <table:table-cell office:value-type="float" office:value="105094.797084" calcext:value-type="float">
            <text:p>105094.797084</text:p>
          </table:table-cell>
          <table:table-cell office:value-type="float" office:value="486282" calcext:value-type="float">
            <text:p>486282</text:p>
          </table:table-cell>
          <table:table-cell office:value-type="float" office:value="1066921" calcext:value-type="float">
            <text:p>10669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]/2" office:value-type="float" office:value="52547.398542" calcext:value-type="float">
            <text:p>52547.398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2203.544" calcext:value-type="float">
            <text:p>922203.544</text:p>
          </table:table-cell>
          <table:table-cell office:value-type="float" office:value="73124.843535" calcext:value-type="float">
            <text:p>73124.843535</text:p>
          </table:table-cell>
          <table:table-cell office:value-type="float" office:value="595448" calcext:value-type="float">
            <text:p>595448</text:p>
          </table:table-cell>
          <table:table-cell office:value-type="float" office:value="1061711" calcext:value-type="float">
            <text:p>10617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36562.4217675" calcext:value-type="float">
            <text:p>36562.4217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2797.946" calcext:value-type="float">
            <text:p>912797.946</text:p>
          </table:table-cell>
          <table:table-cell office:value-type="float" office:value="51601.180698" calcext:value-type="float">
            <text:p>51601.180698</text:p>
          </table:table-cell>
          <table:table-cell office:value-type="float" office:value="680564" calcext:value-type="float">
            <text:p>680564</text:p>
          </table:table-cell>
          <table:table-cell office:value-type="float" office:value="1065608" calcext:value-type="float">
            <text:p>10656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25800.590349" calcext:value-type="float">
            <text:p>25800.590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9713.667" calcext:value-type="float">
            <text:p>869713.667</text:p>
          </table:table-cell>
          <table:table-cell office:value-type="float" office:value="92546.014028" calcext:value-type="float">
            <text:p>92546.014028</text:p>
          </table:table-cell>
          <table:table-cell office:value-type="float" office:value="552349" calcext:value-type="float">
            <text:p>552349</text:p>
          </table:table-cell>
          <table:table-cell office:value-type="float" office:value="1040569" calcext:value-type="float">
            <text:p>10405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46273.007014" calcext:value-type="float">
            <text:p>46273.007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2856.156" calcext:value-type="float">
            <text:p>902856.156</text:p>
          </table:table-cell>
          <table:table-cell office:value-type="float" office:value="67947.522156" calcext:value-type="float">
            <text:p>67947.522156</text:p>
          </table:table-cell>
          <table:table-cell office:value-type="float" office:value="568694" calcext:value-type="float">
            <text:p>568694</text:p>
          </table:table-cell>
          <table:table-cell office:value-type="float" office:value="1050482" calcext:value-type="float">
            <text:p>10504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33973.761078" calcext:value-type="float">
            <text:p>33973.7610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4519.566" calcext:value-type="float">
            <text:p>934519.566</text:p>
          </table:table-cell>
          <table:table-cell office:value-type="float" office:value="58886.110892" calcext:value-type="float">
            <text:p>58886.110892</text:p>
          </table:table-cell>
          <table:table-cell office:value-type="float" office:value="691496" calcext:value-type="float">
            <text:p>691496</text:p>
          </table:table-cell>
          <table:table-cell office:value-type="float" office:value="1085601" calcext:value-type="float">
            <text:p>1085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29443.055446" calcext:value-type="float">
            <text:p>29443.0554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2989.023" calcext:value-type="float">
            <text:p>872989.023</text:p>
          </table:table-cell>
          <table:table-cell office:value-type="float" office:value="90663.633817" calcext:value-type="float">
            <text:p>90663.633817</text:p>
          </table:table-cell>
          <table:table-cell office:value-type="float" office:value="538894" calcext:value-type="float">
            <text:p>538894</text:p>
          </table:table-cell>
          <table:table-cell office:value-type="float" office:value="1098724" calcext:value-type="float">
            <text:p>10987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45331.8169085" calcext:value-type="float">
            <text:p>45331.81690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82455.664" calcext:value-type="float">
            <text:p>982455.664</text:p>
          </table:table-cell>
          <table:table-cell office:value-type="float" office:value="44458.456679" calcext:value-type="float">
            <text:p>44458.456679</text:p>
          </table:table-cell>
          <table:table-cell office:value-type="float" office:value="715296" calcext:value-type="float">
            <text:p>715296</text:p>
          </table:table-cell>
          <table:table-cell office:value-type="float" office:value="1103700" calcext:value-type="float">
            <text:p>110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22229.2283395" calcext:value-type="float">
            <text:p>22229.22833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4238.992" calcext:value-type="float">
            <text:p>974238.992</text:p>
          </table:table-cell>
          <table:table-cell office:value-type="float" office:value="74223.152183" calcext:value-type="float">
            <text:p>74223.152183</text:p>
          </table:table-cell>
          <table:table-cell office:value-type="float" office:value="712241" calcext:value-type="float">
            <text:p>712241</text:p>
          </table:table-cell>
          <table:table-cell office:value-type="float" office:value="1176037" calcext:value-type="float">
            <text:p>11760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37111.5760915" calcext:value-type="float">
            <text:p>37111.57609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74450.052" calcext:value-type="float">
            <text:p>974450.052</text:p>
          </table:table-cell>
          <table:table-cell office:value-type="float" office:value="90439.231697" calcext:value-type="float">
            <text:p>90439.231697</text:p>
          </table:table-cell>
          <table:table-cell office:value-type="float" office:value="709118" calcext:value-type="float">
            <text:p>709118</text:p>
          </table:table-cell>
          <table:table-cell office:value-type="float" office:value="1736281" calcext:value-type="float">
            <text:p>17362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45219.6158485" calcext:value-type="float">
            <text:p>45219.6158485</text:p>
          </table:table-cell>
        </table:table-row>
      </table:table>
      <table:table table:name="ROS-UDP-R-30hz" table:style-name="ta1">
        <table:shapes>
          <draw:frame draw:z-index="0" draw:style-name="gr1" draw:text-style-name="P1" svg:width="211.47mm" svg:height="93.57mm" svg:x="9.69mm" svg:y="105.87mm">
            <draw:object draw:notify-on-update-of-ranges="'ROS-UDP-R-30hz'.A2:'ROS-UDP-R-30hz'.A21 'ROS-UDP-R-30hz'.B1:'ROS-UDP-R-30hz'.B1 'ROS-UDP-R-30hz'.B2:'ROS-UDP-R-30hz'.B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7577.062312" calcext:value-type="float">
            <text:p>1187577.062312</text:p>
          </table:table-cell>
          <table:table-cell office:value-type="float" office:value="3215768.915734" calcext:value-type="float">
            <text:p>3215768.915734</text:p>
          </table:table-cell>
          <table:table-cell office:value-type="float" office:value="645054" calcext:value-type="float">
            <text:p>645054</text:p>
          </table:table-cell>
          <table:table-cell office:value-type="float" office:value="84449719" calcext:value-type="float">
            <text:p>84449719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]/2" office:value-type="float" office:value="1607884.457867" calcext:value-type="float">
            <text:p>1607884.4578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2139.291" calcext:value-type="float">
            <text:p>982139.291</text:p>
          </table:table-cell>
          <table:table-cell office:value-type="float" office:value="98090.155689" calcext:value-type="float">
            <text:p>98090.155689</text:p>
          </table:table-cell>
          <table:table-cell office:value-type="float" office:value="570395" calcext:value-type="float">
            <text:p>570395</text:p>
          </table:table-cell>
          <table:table-cell office:value-type="float" office:value="1680033" calcext:value-type="float">
            <text:p>16800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49045.0778445" calcext:value-type="float">
            <text:p>49045.0778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0191.139" calcext:value-type="float">
            <text:p>940191.139</text:p>
          </table:table-cell>
          <table:table-cell office:value-type="float" office:value="95614.655979" calcext:value-type="float">
            <text:p>95614.655979</text:p>
          </table:table-cell>
          <table:table-cell office:value-type="float" office:value="556810" calcext:value-type="float">
            <text:p>556810</text:p>
          </table:table-cell>
          <table:table-cell office:value-type="float" office:value="1123269" calcext:value-type="float">
            <text:p>11232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47807.3279895" calcext:value-type="float">
            <text:p>47807.3279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2722.572" calcext:value-type="float">
            <text:p>1012722.572</text:p>
          </table:table-cell>
          <table:table-cell office:value-type="float" office:value="54256.789046" calcext:value-type="float">
            <text:p>54256.789046</text:p>
          </table:table-cell>
          <table:table-cell office:value-type="float" office:value="795118" calcext:value-type="float">
            <text:p>795118</text:p>
          </table:table-cell>
          <table:table-cell office:value-type="float" office:value="1170512" calcext:value-type="float">
            <text:p>1170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27128.394523" calcext:value-type="float">
            <text:p>27128.3945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2014.014" calcext:value-type="float">
            <text:p>962014.014</text:p>
          </table:table-cell>
          <table:table-cell office:value-type="float" office:value="95300.801408" calcext:value-type="float">
            <text:p>95300.801408</text:p>
          </table:table-cell>
          <table:table-cell office:value-type="float" office:value="595027" calcext:value-type="float">
            <text:p>595027</text:p>
          </table:table-cell>
          <table:table-cell office:value-type="float" office:value="1235513" calcext:value-type="float">
            <text:p>12355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47650.400704" calcext:value-type="float">
            <text:p>47650.4007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0718.363" calcext:value-type="float">
            <text:p>990718.363</text:p>
          </table:table-cell>
          <table:table-cell office:value-type="float" office:value="92848.94872" calcext:value-type="float">
            <text:p>92848.94872</text:p>
          </table:table-cell>
          <table:table-cell office:value-type="float" office:value="667973" calcext:value-type="float">
            <text:p>667973</text:p>
          </table:table-cell>
          <table:table-cell office:value-type="float" office:value="1393877" calcext:value-type="float">
            <text:p>13938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46424.47436" calcext:value-type="float">
            <text:p>46424.474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655.407" calcext:value-type="float">
            <text:p>1000655.407</text:p>
          </table:table-cell>
          <table:table-cell office:value-type="float" office:value="100076.545458" calcext:value-type="float">
            <text:p>100076.545458</text:p>
          </table:table-cell>
          <table:table-cell office:value-type="float" office:value="610546" calcext:value-type="float">
            <text:p>610546</text:p>
          </table:table-cell>
          <table:table-cell office:value-type="float" office:value="1450960" calcext:value-type="float">
            <text:p>14509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50038.272729" calcext:value-type="float">
            <text:p>50038.2727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0744.886" calcext:value-type="float">
            <text:p>1030744.886</text:p>
          </table:table-cell>
          <table:table-cell office:value-type="float" office:value="73395.796188" calcext:value-type="float">
            <text:p>73395.796188</text:p>
          </table:table-cell>
          <table:table-cell office:value-type="float" office:value="698725" calcext:value-type="float">
            <text:p>698725</text:p>
          </table:table-cell>
          <table:table-cell office:value-type="float" office:value="1629503" calcext:value-type="float">
            <text:p>1629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36697.898094" calcext:value-type="float">
            <text:p>36697.89809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7625.801" calcext:value-type="float">
            <text:p>1067625.801</text:p>
          </table:table-cell>
          <table:table-cell office:value-type="float" office:value="52894.293477" calcext:value-type="float">
            <text:p>52894.293477</text:p>
          </table:table-cell>
          <table:table-cell office:value-type="float" office:value="787367" calcext:value-type="float">
            <text:p>787367</text:p>
          </table:table-cell>
          <table:table-cell office:value-type="float" office:value="1234623" calcext:value-type="float">
            <text:p>1234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26447.1467385" calcext:value-type="float">
            <text:p>26447.146738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78477.527" calcext:value-type="float">
            <text:p>1078477.527</text:p>
          </table:table-cell>
          <table:table-cell office:value-type="float" office:value="88911.708134" calcext:value-type="float">
            <text:p>88911.708134</text:p>
          </table:table-cell>
          <table:table-cell office:value-type="float" office:value="639681" calcext:value-type="float">
            <text:p>639681</text:p>
          </table:table-cell>
          <table:table-cell office:value-type="float" office:value="1263993" calcext:value-type="float">
            <text:p>1263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44455.854067" calcext:value-type="float">
            <text:p>44455.85406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59708.616" calcext:value-type="float">
            <text:p>1159708.616</text:p>
          </table:table-cell>
          <table:table-cell office:value-type="float" office:value="51302.688459" calcext:value-type="float">
            <text:p>51302.688459</text:p>
          </table:table-cell>
          <table:table-cell office:value-type="float" office:value="885834" calcext:value-type="float">
            <text:p>885834</text:p>
          </table:table-cell>
          <table:table-cell office:value-type="float" office:value="1330311" calcext:value-type="float">
            <text:p>13303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/2" office:value-type="float" office:value="25651.3442295" calcext:value-type="float">
            <text:p>25651.344229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18599.764" calcext:value-type="float">
            <text:p>1218599.764</text:p>
          </table:table-cell>
          <table:table-cell office:value-type="float" office:value="88919.051285" calcext:value-type="float">
            <text:p>88919.051285</text:p>
          </table:table-cell>
          <table:table-cell office:value-type="float" office:value="763050" calcext:value-type="float">
            <text:p>763050</text:p>
          </table:table-cell>
          <table:table-cell office:value-type="float" office:value="1527753" calcext:value-type="float">
            <text:p>15277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/2" office:value-type="float" office:value="44459.5256425" calcext:value-type="float">
            <text:p>44459.525642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86715.326" calcext:value-type="float">
            <text:p>1386715.326</text:p>
          </table:table-cell>
          <table:table-cell office:value-type="float" office:value="938266.042012" calcext:value-type="float">
            <text:p>938266.042012</text:p>
          </table:table-cell>
          <table:table-cell office:value-type="float" office:value="748897" calcext:value-type="float">
            <text:p>748897</text:p>
          </table:table-cell>
          <table:table-cell office:value-type="float" office:value="30844581" calcext:value-type="float">
            <text:p>30844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/2" office:value-type="float" office:value="469133.021006" calcext:value-type="float">
            <text:p>469133.021006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675790.957" calcext:value-type="float">
            <text:p>1675790.957</text:p>
          </table:table-cell>
          <table:table-cell office:value-type="float" office:value="92385.185091" calcext:value-type="float">
            <text:p>92385.185091</text:p>
          </table:table-cell>
          <table:table-cell office:value-type="float" office:value="1275250" calcext:value-type="float">
            <text:p>1275250</text:p>
          </table:table-cell>
          <table:table-cell office:value-type="float" office:value="2259593" calcext:value-type="float">
            <text:p>22595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/2" office:value-type="float" office:value="46192.5925455" calcext:value-type="float">
            <text:p>46192.5925455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448293.425425" calcext:value-type="float">
            <text:p>2448293.425425</text:p>
          </table:table-cell>
          <table:table-cell office:value-type="float" office:value="134595.046382" calcext:value-type="float">
            <text:p>134595.046382</text:p>
          </table:table-cell>
          <table:table-cell office:value-type="float" office:value="1630347" calcext:value-type="float">
            <text:p>1630347</text:p>
          </table:table-cell>
          <table:table-cell office:value-type="float" office:value="3048528" calcext:value-type="float">
            <text:p>304852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/2" office:value-type="float" office:value="67297.523191" calcext:value-type="float">
            <text:p>67297.523191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635705.88" calcext:value-type="float">
            <text:p>3635705.88</text:p>
          </table:table-cell>
          <table:table-cell office:value-type="float" office:value="468430.259378" calcext:value-type="float">
            <text:p>468430.259378</text:p>
          </table:table-cell>
          <table:table-cell office:value-type="float" office:value="3227028" calcext:value-type="float">
            <text:p>3227028</text:p>
          </table:table-cell>
          <table:table-cell office:value-type="float" office:value="6062790" calcext:value-type="float">
            <text:p>6062790</text:p>
          </table:table-cell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[.C17]/2" office:value-type="float" office:value="234215.129689" calcext:value-type="float">
            <text:p>234215.129689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6159682.924528" calcext:value-type="float">
            <text:p>6159682.924528</text:p>
          </table:table-cell>
          <table:table-cell office:value-type="float" office:value="598687.115383" calcext:value-type="float">
            <text:p>598687.115383</text:p>
          </table:table-cell>
          <table:table-cell office:value-type="float" office:value="5463509" calcext:value-type="float">
            <text:p>5463509</text:p>
          </table:table-cell>
          <table:table-cell office:value-type="float" office:value="9833664" calcext:value-type="float">
            <text:p>9833664</text:p>
          </table:table-cell>
          <table:table-cell office:value-type="float" office:value="53" calcext:value-type="float">
            <text:p>53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[.C18]/2" office:value-type="float" office:value="299343.5576915" calcext:value-type="float">
            <text:p>299343.5576915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1165987.875" calcext:value-type="float">
            <text:p>11165987.875</text:p>
          </table:table-cell>
          <table:table-cell office:value-type="float" office:value="1082497.104047" calcext:value-type="float">
            <text:p>1082497.104047</text:p>
          </table:table-cell>
          <table:table-cell office:value-type="float" office:value="10266401" calcext:value-type="float">
            <text:p>10266401</text:p>
          </table:table-cell>
          <table:table-cell office:value-type="float" office:value="19053387" calcext:value-type="float">
            <text:p>19053387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C19]/2" office:value-type="float" office:value="541248.5520235" calcext:value-type="float">
            <text:p>541248.5520235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0598884.609707" calcext:value-type="float">
            <text:p>20598884.609707</text:p>
          </table:table-cell>
          <table:table-cell office:value-type="float" office:value="299858.334009" calcext:value-type="float">
            <text:p>299858.334009</text:p>
          </table:table-cell>
          <table:table-cell office:value-type="float" office:value="19971151" calcext:value-type="float">
            <text:p>19971151</text:p>
          </table:table-cell>
          <table:table-cell office:value-type="float" office:value="22057416" calcext:value-type="float">
            <text:p>22057416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20]/2" office:value-type="float" office:value="149929.1670045" calcext:value-type="float">
            <text:p>149929.1670045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40128023" calcext:value-type="float">
            <text:p>40128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128023" calcext:value-type="float">
            <text:p>40128023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[.C21]/2" office:value-type="float" office:value="0" calcext:value-type="float">
            <text:p>0</text:p>
          </table:table-cell>
        </table:table-row>
      </table:table>
      <table:table table:name="ROS-TCP-R-30hz" table:style-name="ta1">
        <table:shapes>
          <draw:frame draw:z-index="0" draw:style-name="gr1" draw:text-style-name="P1" svg:width="211.47mm" svg:height="93.57mm" svg:x="0.01mm" svg:y="103.87mm">
            <draw:object draw:notify-on-update-of-ranges="'ROS-TCP-R-30hz'.A2:'ROS-TCP-R-30hz'.A22 'ROS-TCP-R-30hz'.B1:'ROS-TCP-R-30hz'.B1 'ROS-TCP-R-30hz'.B2:'ROS-TCP-R-30hz'.B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9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6606.177305" calcext:value-type="float">
            <text:p>906606.177305</text:p>
          </table:table-cell>
          <table:table-cell office:value-type="float" office:value="116808.94433" calcext:value-type="float">
            <text:p>116808.94433</text:p>
          </table:table-cell>
          <table:table-cell office:value-type="float" office:value="503693" calcext:value-type="float">
            <text:p>503693</text:p>
          </table:table-cell>
          <table:table-cell office:value-type="float" office:value="1510751" calcext:value-type="float">
            <text:p>1510751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]/2" office:value-type="float" office:value="58404.472165" calcext:value-type="float">
            <text:p>58404.472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5789.113" calcext:value-type="float">
            <text:p>1015789.113</text:p>
          </table:table-cell>
          <table:table-cell office:value-type="float" office:value="77403.193874" calcext:value-type="float">
            <text:p>77403.193874</text:p>
          </table:table-cell>
          <table:table-cell office:value-type="float" office:value="693173" calcext:value-type="float">
            <text:p>693173</text:p>
          </table:table-cell>
          <table:table-cell office:value-type="float" office:value="1240343" calcext:value-type="float">
            <text:p>12403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2" office:value-type="float" office:value="38701.596937" calcext:value-type="float">
            <text:p>38701.596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8853.545" calcext:value-type="float">
            <text:p>1018853.545</text:p>
          </table:table-cell>
          <table:table-cell office:value-type="float" office:value="115202.469958" calcext:value-type="float">
            <text:p>115202.469958</text:p>
          </table:table-cell>
          <table:table-cell office:value-type="float" office:value="615014" calcext:value-type="float">
            <text:p>615014</text:p>
          </table:table-cell>
          <table:table-cell office:value-type="float" office:value="1665802" calcext:value-type="float">
            <text:p>16658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2" office:value-type="float" office:value="57601.234979" calcext:value-type="float">
            <text:p>57601.2349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2515.207" calcext:value-type="float">
            <text:p>972515.207</text:p>
          </table:table-cell>
          <table:table-cell office:value-type="float" office:value="62145.553548" calcext:value-type="float">
            <text:p>62145.553548</text:p>
          </table:table-cell>
          <table:table-cell office:value-type="float" office:value="707587" calcext:value-type="float">
            <text:p>707587</text:p>
          </table:table-cell>
          <table:table-cell office:value-type="float" office:value="1234888" calcext:value-type="float">
            <text:p>12348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2" office:value-type="float" office:value="31072.776774" calcext:value-type="float">
            <text:p>31072.776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46.243" calcext:value-type="float">
            <text:p>940246.243</text:p>
          </table:table-cell>
          <table:table-cell office:value-type="float" office:value="110828.948414" calcext:value-type="float">
            <text:p>110828.948414</text:p>
          </table:table-cell>
          <table:table-cell office:value-type="float" office:value="604244" calcext:value-type="float">
            <text:p>604244</text:p>
          </table:table-cell>
          <table:table-cell office:value-type="float" office:value="1443296" calcext:value-type="float">
            <text:p>14432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2" office:value-type="float" office:value="55414.474207" calcext:value-type="float">
            <text:p>55414.4742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5202.257" calcext:value-type="float">
            <text:p>1035202.257</text:p>
          </table:table-cell>
          <table:table-cell office:value-type="float" office:value="53688.79433" calcext:value-type="float">
            <text:p>53688.79433</text:p>
          </table:table-cell>
          <table:table-cell office:value-type="float" office:value="789798" calcext:value-type="float">
            <text:p>789798</text:p>
          </table:table-cell>
          <table:table-cell office:value-type="float" office:value="1198092" calcext:value-type="float">
            <text:p>1198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2" office:value-type="float" office:value="26844.397165" calcext:value-type="float">
            <text:p>26844.3971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1001.719" calcext:value-type="float">
            <text:p>1001001.719</text:p>
          </table:table-cell>
          <table:table-cell office:value-type="float" office:value="75543.311228" calcext:value-type="float">
            <text:p>75543.311228</text:p>
          </table:table-cell>
          <table:table-cell office:value-type="float" office:value="587202" calcext:value-type="float">
            <text:p>587202</text:p>
          </table:table-cell>
          <table:table-cell office:value-type="float" office:value="1169988" calcext:value-type="float">
            <text:p>11699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2" office:value-type="float" office:value="37771.655614" calcext:value-type="float">
            <text:p>37771.6556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0840.347" calcext:value-type="float">
            <text:p>1010840.347</text:p>
          </table:table-cell>
          <table:table-cell office:value-type="float" office:value="102020.390752" calcext:value-type="float">
            <text:p>102020.390752</text:p>
          </table:table-cell>
          <table:table-cell office:value-type="float" office:value="608268" calcext:value-type="float">
            <text:p>608268</text:p>
          </table:table-cell>
          <table:table-cell office:value-type="float" office:value="1233055" calcext:value-type="float">
            <text:p>1233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2" office:value-type="float" office:value="51010.195376" calcext:value-type="float">
            <text:p>51010.19537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6195.426" calcext:value-type="float">
            <text:p>1066195.426</text:p>
          </table:table-cell>
          <table:table-cell office:value-type="float" office:value="58767.86587" calcext:value-type="float">
            <text:p>58767.86587</text:p>
          </table:table-cell>
          <table:table-cell office:value-type="float" office:value="800549" calcext:value-type="float">
            <text:p>800549</text:p>
          </table:table-cell>
          <table:table-cell office:value-type="float" office:value="1242933" calcext:value-type="float">
            <text:p>12429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2" office:value-type="float" office:value="29383.932935" calcext:value-type="float">
            <text:p>29383.93293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12319.237" calcext:value-type="float">
            <text:p>1112319.237</text:p>
          </table:table-cell>
          <table:table-cell office:value-type="float" office:value="62457.232349" calcext:value-type="float">
            <text:p>62457.232349</text:p>
          </table:table-cell>
          <table:table-cell office:value-type="float" office:value="796614" calcext:value-type="float">
            <text:p>796614</text:p>
          </table:table-cell>
          <table:table-cell office:value-type="float" office:value="1314669" calcext:value-type="float">
            <text:p>13146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2" office:value-type="float" office:value="31228.6161745" calcext:value-type="float">
            <text:p>31228.616174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57444.121" calcext:value-type="float">
            <text:p>1257444.121</text:p>
          </table:table-cell>
          <table:table-cell office:value-type="float" office:value="68271.398912" calcext:value-type="float">
            <text:p>68271.398912</text:p>
          </table:table-cell>
          <table:table-cell office:value-type="float" office:value="1021956" calcext:value-type="float">
            <text:p>1021956</text:p>
          </table:table-cell>
          <table:table-cell office:value-type="float" office:value="1483800" calcext:value-type="float">
            <text:p>1483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/2" office:value-type="float" office:value="34135.699456" calcext:value-type="float">
            <text:p>34135.699456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91287.884" calcext:value-type="float">
            <text:p>1291287.884</text:p>
          </table:table-cell>
          <table:table-cell office:value-type="float" office:value="78669.539499" calcext:value-type="float">
            <text:p>78669.539499</text:p>
          </table:table-cell>
          <table:table-cell office:value-type="float" office:value="950954" calcext:value-type="float">
            <text:p>950954</text:p>
          </table:table-cell>
          <table:table-cell office:value-type="float" office:value="1887983" calcext:value-type="float">
            <text:p>18879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]/2" office:value-type="float" office:value="39334.7697495" calcext:value-type="float">
            <text:p>39334.769749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381743.9" calcext:value-type="float">
            <text:p>1381743.9</text:p>
          </table:table-cell>
          <table:table-cell office:value-type="float" office:value="85976.184241" calcext:value-type="float">
            <text:p>85976.184241</text:p>
          </table:table-cell>
          <table:table-cell office:value-type="float" office:value="1056700" calcext:value-type="float">
            <text:p>1056700</text:p>
          </table:table-cell>
          <table:table-cell office:value-type="float" office:value="2373684" calcext:value-type="float">
            <text:p>23736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]/2" office:value-type="float" office:value="42988.0921205" calcext:value-type="float">
            <text:p>42988.0921205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619900.283" calcext:value-type="float">
            <text:p>1619900.283</text:p>
          </table:table-cell>
          <table:table-cell office:value-type="float" office:value="96171.683996" calcext:value-type="float">
            <text:p>96171.683996</text:p>
          </table:table-cell>
          <table:table-cell office:value-type="float" office:value="1269403" calcext:value-type="float">
            <text:p>1269403</text:p>
          </table:table-cell>
          <table:table-cell office:value-type="float" office:value="2666426" calcext:value-type="float">
            <text:p>26664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/2" office:value-type="float" office:value="48085.841998" calcext:value-type="float">
            <text:p>48085.841998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2745352.063" calcext:value-type="float">
            <text:p>2745352.063</text:p>
          </table:table-cell>
          <table:table-cell office:value-type="float" office:value="169943.893635" calcext:value-type="float">
            <text:p>169943.893635</text:p>
          </table:table-cell>
          <table:table-cell office:value-type="float" office:value="2051493" calcext:value-type="float">
            <text:p>2051493</text:p>
          </table:table-cell>
          <table:table-cell office:value-type="float" office:value="4649790" calcext:value-type="float">
            <text:p>46497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6]/2" office:value-type="float" office:value="84971.9468175" calcext:value-type="float">
            <text:p>84971.9468175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800340.624" calcext:value-type="float">
            <text:p>3800340.624</text:p>
          </table:table-cell>
          <table:table-cell office:value-type="float" office:value="511070.107997" calcext:value-type="float">
            <text:p>511070.107997</text:p>
          </table:table-cell>
          <table:table-cell office:value-type="float" office:value="3189752" calcext:value-type="float">
            <text:p>3189752</text:p>
          </table:table-cell>
          <table:table-cell office:value-type="float" office:value="19180471" calcext:value-type="float">
            <text:p>1918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7]/2" office:value-type="float" office:value="255535.0539985" calcext:value-type="float">
            <text:p>255535.0539985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6619145.155" calcext:value-type="float">
            <text:p>6619145.155</text:p>
          </table:table-cell>
          <table:table-cell office:value-type="float" office:value="234671.648285" calcext:value-type="float">
            <text:p>234671.648285</text:p>
          </table:table-cell>
          <table:table-cell office:value-type="float" office:value="5819221" calcext:value-type="float">
            <text:p>5819221</text:p>
          </table:table-cell>
          <table:table-cell office:value-type="float" office:value="10766265" calcext:value-type="float">
            <text:p>107662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8]/2" office:value-type="float" office:value="117335.8241425" calcext:value-type="float">
            <text:p>117335.8241425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2370945.952" calcext:value-type="float">
            <text:p>12370945.952</text:p>
          </table:table-cell>
          <table:table-cell office:value-type="float" office:value="346547.181757" calcext:value-type="float">
            <text:p>346547.181757</text:p>
          </table:table-cell>
          <table:table-cell office:value-type="float" office:value="11067661" calcext:value-type="float">
            <text:p>11067661</text:p>
          </table:table-cell>
          <table:table-cell office:value-type="float" office:value="18734036" calcext:value-type="float">
            <text:p>187340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2" office:value-type="float" office:value="173273.5908785" calcext:value-type="float">
            <text:p>173273.5908785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3691076.734" calcext:value-type="float">
            <text:p>23691076.734</text:p>
          </table:table-cell>
          <table:table-cell office:value-type="float" office:value="795741.142929" calcext:value-type="float">
            <text:p>795741.142929</text:p>
          </table:table-cell>
          <table:table-cell office:value-type="float" office:value="20252526" calcext:value-type="float">
            <text:p>20252526</text:p>
          </table:table-cell>
          <table:table-cell office:value-type="float" office:value="32286729" calcext:value-type="float">
            <text:p>322867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2" office:value-type="float" office:value="397870.5714645" calcext:value-type="float">
            <text:p>397870.5714645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44478761.366" calcext:value-type="float">
            <text:p>44478761.366</text:p>
          </table:table-cell>
          <table:table-cell office:value-type="float" office:value="2183321.359111" calcext:value-type="float">
            <text:p>2183321.359111</text:p>
          </table:table-cell>
          <table:table-cell office:value-type="float" office:value="40035236" calcext:value-type="float">
            <text:p>40035236</text:p>
          </table:table-cell>
          <table:table-cell office:value-type="float" office:value="63044203" calcext:value-type="float">
            <text:p>630442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2" office:value-type="float" office:value="1091660.6795555" calcext:value-type="float">
            <text:p>1091660.6795555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3106771387.48237" calcext:value-type="float">
            <text:p>3106771387.48237</text:p>
          </table:table-cell>
          <table:table-cell office:value-type="float" office:value="1728592339.6966" calcext:value-type="float">
            <text:p>1728592339.6966</text:p>
          </table:table-cell>
          <table:table-cell office:value-type="float" office:value="90552663" calcext:value-type="float">
            <text:p>90552663</text:p>
          </table:table-cell>
          <table:table-cell office:value-type="float" office:value="6100372219" calcext:value-type="float">
            <text:p>6100372219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C22]/2" office:value-type="float" office:value="864296169.8483" calcext:value-type="float">
            <text:p>864296169.8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9:13:37.797573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7T19:31:59.391263225</dc:date>
    <meta:editing-duration>PT6H27M6S</meta:editing-duration>
    <meta:editing-cycles>78</meta:editing-cycles>
    <meta:document-statistic meta:table-count="9" meta:cell-count="144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IPC-L-30hz'.V1:'CPNZ-IPC-L-30hz'.V24 'CPNZ-IPC-L-30hz'.A1:'CPNZ-IPC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IPC-L-30hz'.V1:'CPNZ-IPC-L-30hz'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IPC-L-30hz'.B2:'CPNZ-IPC-L-30hz'.B22" chart:label-cell-address="'CPNZ-IPC-L-30hz'.B1:'CPNZ-IPC-L-30hz'.B1" chart:class="chart:scatter">
            <chart:domain table:cell-range-address="'CPNZ-IPC-L-30hz'.A2:'CPNZ-IPC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IPC-L-30hz'.B1:'CPNZ-IPC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V1:'CPNZ-IPC-L-30hz'.V24</svg:desc>
                </draw:g>
              </table:table-cell>
              <table:table-cell office:value-type="float" office:value="2">
                <text:p>2</text:p>
                <draw:g>
                  <svg:desc>'CPNZ-IPC-L-30hz'.A2:'CPNZ-IPC-L-30hz'.A22</svg:desc>
                </draw:g>
              </table:table-cell>
              <table:table-cell office:value-type="float" office:value="551441.420683">
                <text:p>551441.420683</text:p>
                <draw:g>
                  <svg:desc>'CPNZ-IPC-L-30hz'.B2:'CPNZ-IPC-L-30hz'.B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0793.236">
                <text:p>600793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95454.561">
                <text:p>595454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00422.653">
                <text:p>600422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594858.83">
                <text:p>594858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598338.182">
                <text:p>598338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595366.288">
                <text:p>595366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578026.605">
                <text:p>578026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606968.381">
                <text:p>606968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614436.684">
                <text:p>614436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">
                <text:p>1025</text:p>
              </table:table-cell>
              <table:table-cell office:value-type="float" office:value="652770.487">
                <text:p>652770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9">
                <text:p>2049</text:p>
              </table:table-cell>
              <table:table-cell office:value-type="float" office:value="656168.423">
                <text:p>656168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7">
                <text:p>4097</text:p>
              </table:table-cell>
              <table:table-cell office:value-type="float" office:value="681254.529">
                <text:p>681254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3">
                <text:p>8193</text:p>
              </table:table-cell>
              <table:table-cell office:value-type="float" office:value="711913.951">
                <text:p>711913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5">
                <text:p>16385</text:p>
              </table:table-cell>
              <table:table-cell office:value-type="float" office:value="756304.227">
                <text:p>756304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9">
                <text:p>32769</text:p>
              </table:table-cell>
              <table:table-cell office:value-type="float" office:value="941317.629">
                <text:p>941317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37">
                <text:p>65537</text:p>
              </table:table-cell>
              <table:table-cell office:value-type="float" office:value="1393053.214">
                <text:p>1393053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73">
                <text:p>131073</text:p>
              </table:table-cell>
              <table:table-cell office:value-type="float" office:value="1883143.608">
                <text:p>1883143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145">
                <text:p>262145</text:p>
              </table:table-cell>
              <table:table-cell office:value-type="float" office:value="2863203.673">
                <text:p>286320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289">
                <text:p>524289</text:p>
              </table:table-cell>
              <table:table-cell office:value-type="float" office:value="5244141.521">
                <text:p>524414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7">
                <text:p>1048577</text:p>
              </table:table-cell>
              <table:table-cell office:value-type="float" office:value="10051587.644">
                <text:p>10051587.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R-30hz'.A2:'ROS-TCP-R-30hz'.B22 'ROS-TCP-R-30hz'.B1:'ROS-TCP-R-30hz'.B1" chart:data-source-has-labels="row" svg:x="-0.623cm" svg:y="0.765cm" svg:width="20.00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R-30hz'.B2:'ROS-TCP-R-30hz'.B22" chart:label-cell-address="'ROS-TCP-R-30hz'.B1:'ROS-TCP-R-30hz'.B1" chart:class="chart:scatter">
            <chart:domain table:cell-range-address="'ROS-TCP-R-30hz'.A2:'ROS-TC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R-30hz'.B1:'ROS-TCP-R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R-30hz'.A2:'ROS-TCP-R-30hz'.A22</svg:desc>
                </draw:g>
              </table:table-cell>
              <table:table-cell office:value-type="float" office:value="906606.177305">
                <text:p>906606.177305</text:p>
                <draw:g>
                  <svg:desc>'ROS-TCP-R-30hz'.B2:'ROS-TCP-R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15789.113">
                <text:p>1015789.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18853.545">
                <text:p>1018853.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72515.207">
                <text:p>972515.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40246.243">
                <text:p>940246.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035202.257">
                <text:p>1035202.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01001.719">
                <text:p>1001001.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1010840.347">
                <text:p>1010840.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1066195.426">
                <text:p>1066195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1112319.237">
                <text:p>1112319.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1257444.121">
                <text:p>1257444.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1291287.884">
                <text:p>1291287.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1381743.9">
                <text:p>138174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1619900.283">
                <text:p>1619900.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2745352.063">
                <text:p>2745352.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3800340.624">
                <text:p>3800340.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6619145.155">
                <text:p>6619145.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12370945.952">
                <text:p>12370945.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23691076.734">
                <text:p>23691076.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44478761.366">
                <text:p>44478761.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3106771387.48237">
                <text:p>3106771387.482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2.837cm" svg:y="3.703cm" style:legend-expansion="high" chart:style-name="ch2"/>
        <chart:plot-area chart:style-name="ch3" table:cell-range-address="'CPNZ-IPC-L-30hz'.B46:'CPNZ-IPC-L-30hz'.C63 'CPNZ-IPC-L-30hz'.A46:'CPNZ-IPC-L-30hz'.A46 'CPNZ-IPC-L-30hz'.U46:'CPNZ-IPC-L-30hz'.U46 'CPNZ-IPC-L-30hz'.W46:'CPNZ-IPC-L-30hz'.W52 'CPNZ-IPC-L-30hz'.K52:'CPNZ-IPC-L-30hz'.K52 'CPNZ-IPC-L-30hz'.M46:'CPNZ-IPC-L-30hz'.M63" chart:data-source-has-labels="both" svg:x="0.514cm" svg:y="0.18cm" svg:width="21.809cm" svg:height="8.64cm">
          <chartooo:coordinate-region svg:x="1.876cm" svg:y="0.379cm" svg:width="19.89cm" svg:height="7.794cm"/>
          <chart:axis chart:dimension="x" chart:name="primary-x" chart:style-name="ch4" chartooo:axis-type="auto">
            <chart:categories table:cell-range-address="'CPNZ-IPC-L-30hz'.B46:'CPNZ-IPC-L-30hz'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NZ-IPC-L-30hz'.C46:'CPNZ-IPC-L-30hz'.C63" chart:label-cell-address="'CPNZ-IPC-L-30hz'.A46:'CPNZ-IPC-L-30hz'.A46" chart:class="chart:scatter">
            <chart:domain table:cell-range-address="'CPNZ-IPC-L-30hz'.B46:'CPNZ-IPC-L-30hz'.B63"/>
            <chart:data-point chart:repeated="18"/>
          </chart:series>
          <chart:series chart:style-name="ch7" chart:values-cell-range-address="'CPNZ-IPC-L-30hz'.W46:'CPNZ-IPC-L-30hz'.W52" chart:label-cell-address="'CPNZ-IPC-L-30hz'.U46:'CPNZ-IPC-L-30hz'.U46" chart:class="chart:scatter">
            <chart:domain table:cell-range-address="'CPNZ-IPC-L-30hz'.V46:'CPNZ-IPC-L-30hz'.V52"/>
            <chart:data-point chart:repeated="7"/>
          </chart:series>
          <chart:series chart:style-name="ch8" chart:values-cell-range-address="'CPNZ-IPC-L-30hz'.M46:'CPNZ-IPC-L-30hz'.M63" chart:label-cell-address="'CPNZ-IPC-L-30hz'.K52:'CPNZ-IPC-L-30hz'.K52" chart:class="chart:scatter">
            <chart:domain table:cell-range-address="'CPNZ-IPC-L-30hz'.L46:'CPNZ-IPC-L-30hz'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CPNZ-IPC-L-30hz'.A46:'CPNZ-IPC-L-30hz'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'CPNZ-IPC-L-30hz'.U46:'CPNZ-IPC-L-30hz'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/>
                <draw:g>
                  <svg:desc>'CPNZ-IPC-L-30hz'.K52:'CPNZ-IPC-L-30hz'.K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C46:'CPNZ-IPC-L-30hz'.C63</svg:desc>
                </draw:g>
              </table:table-cell>
              <table:table-cell office:value-type="float" office:value="48">
                <text:p>48</text:p>
                <draw:g>
                  <svg:desc>'CPNZ-IPC-L-30hz'.V46:'CPNZ-IPC-L-30hz'.V52</svg:desc>
                </draw:g>
              </table:table-cell>
              <table:table-cell office:value-type="float" office:value="1060890.784">
                <text:p>1060890.784</text:p>
                <draw:g>
                  <svg:desc>'CPNZ-IPC-L-30hz'.W46:'CPNZ-IPC-L-30hz'.W52</svg:desc>
                </draw:g>
              </table:table-cell>
              <table:table-cell office:value-type="float" office:value="NaN">
                <text:p>NaN</text:p>
                <draw:g>
                  <svg:desc>'CPNZ-IPC-L-30hz'.L46:'CPNZ-IPC-L-30hz'.L60</svg:desc>
                </draw:g>
              </table:table-cell>
              <table:table-cell office:value-type="float" office:value="NaN">
                <text:p>NaN</text:p>
                <draw:g>
                  <svg:desc>'CPNZ-IPC-L-30hz'.M46:'CPNZ-IPC-L-30hz'.M6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L-30hz'.A1:'CPNZ-UDP-L-30hz'.B11" chart:data-source-has-labels="both" svg:x="0.118cm" svg:y="0.765cm" svg:width="18.894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L-30hz'.A2:'CPNZ-UDP-L-30hz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L-30hz'.B2:'CPNZ-UDP-L-30hz'.B11" chart:label-cell-address="'CPNZ-UDP-L-30hz'.B1:'CPNZ-UDP-L-30hz'.B1" chart:class="chart:scatter">
            <chart:domain table:cell-range-address="'CPNZ-UDP-L-30hz'.A2:'CPNZ-UDP-L-30hz'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L-30hz'.B1:'CPNZ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534729.207">
                <text:p>534729.207</text:p>
                <draw:g>
                  <svg:desc>'CPNZ-UDP-L-30hz'.B2:'CPNZ-UDP-L-30hz'.B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0749.848">
                <text:p>550749.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6643.753">
                <text:p>556643.7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5900.408">
                <text:p>545900.4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8337.145">
                <text:p>548337.1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61114.348">
                <text:p>561114.3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9928.212">
                <text:p>549928.2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59203.216">
                <text:p>559203.21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42752.316">
                <text:p>542752.3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53369.761">
                <text:p>553369.7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L-30hz'.A1:'CPNZ-TC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L-30hz'.A2:'CPNZ-TC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2 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L-30hz'.A2:'ROS-TCP-L-30hz'.B22 'ROS-TCP-L-30hz'.B1:'ROS-TCP-L-30hz'.B1 'CPNZ-TCP-L-30hz'.B1:'CPNZ-TCP-L-30hz'.B22" chart:data-source-has-labels="row" svg:x="-0.253cm" svg:y="0.765cm" svg:width="19.63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L-30hz'.B2:'ROS-TCP-L-30hz'.B22" chart:label-cell-address="'ROS-TCP-L-30hz'.B1:'ROS-TCP-L-30hz'.B1" chart:class="chart:scatter">
            <chart:domain table:cell-range-address="'ROS-TCP-L-30hz'.A2:'ROS-TCP-L-30hz'.A22"/>
            <chart:data-point chart:repeated="21"/>
          </chart:series>
          <chart:series chart:style-name="ch8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L-30hz'.B1:'ROS-TCP-L-30hz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L-30hz'.A2:'ROS-TCP-L-30hz'.A22</svg:desc>
                </draw:g>
              </table:table-cell>
              <table:table-cell office:value-type="float" office:value="687340.158426">
                <text:p>687340.158426</text:p>
                <draw:g>
                  <svg:desc>'ROS-TCP-L-30hz'.B2:'ROS-TCP-L-30hz'.B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91725.483">
                <text:p>691725.48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03371.037">
                <text:p>703371.037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25284.178">
                <text:p>725284.178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28775.663">
                <text:p>728775.663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34419.894">
                <text:p>734419.894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0479.464">
                <text:p>720479.464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679080.04">
                <text:p>679080.04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683303.154">
                <text:p>683303.154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698156.41">
                <text:p>698156.41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706270.889">
                <text:p>706270.889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729190.242">
                <text:p>729190.242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764059.714">
                <text:p>764059.714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865663.338">
                <text:p>865663.338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1030715.044">
                <text:p>1030715.044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1405652.575">
                <text:p>1405652.575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2061419.891">
                <text:p>2061419.891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3401316.937">
                <text:p>3401316.937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6175416.825">
                <text:p>6175416.82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11555765.683">
                <text:p>11555765.683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22450998.866">
                <text:p>22450998.866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L-30hz'.A1:'ROS-UD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ROS-UDP-L-30hz'.A2:'ROS-UD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S-UDP-L-30hz'.B2:'ROS-UDP-L-30hz'.B22" chart:label-cell-address="'ROS-UDP-L-30hz'.B1:'ROS-UDP-L-30hz'.B1" chart:class="chart:scatter">
            <chart:domain table:cell-range-address="'ROS-UDP-L-30hz'.A2:'ROS-UD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L-30hz'.B1:'ROS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856648.717588">
                <text:p>856648.717588</text:p>
                <draw:g>
                  <svg:desc>'ROS-UDP-L-30hz'.B2:'ROS-UD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1034.512">
                <text:p>581034.5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1063.728">
                <text:p>661063.7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3262.525">
                <text:p>663262.5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0314.916">
                <text:p>660314.9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9915.243">
                <text:p>669915.24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5636.391">
                <text:p>675636.3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9688.752">
                <text:p>669688.75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69803.151">
                <text:p>669803.151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95674.37">
                <text:p>695674.37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1591.989">
                <text:p>711591.989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55316.842">
                <text:p>755316.842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834571.744">
                <text:p>834571.744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029315.384">
                <text:p>1029315.384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1513470.087">
                <text:p>1513470.087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2446767.163163">
                <text:p>2446767.163163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4383843.147">
                <text:p>4383843.147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8313130.53">
                <text:p>8313130.53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16043590.719439">
                <text:p>16043590.719439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9271294.817635">
                <text:p>19271294.817635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21013202.414609">
                <text:p>21013202.4146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R-30hz'.A1:'CPNZ-TCP-R-30hz'.B22" chart:data-source-has-labels="both" svg:x="-0.808cm" svg:y="0.765cm" svg:width="20.191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R-30hz'.A2:'CPNZ-TCP-R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R-30hz'.B2:'CPNZ-TCP-R-30hz'.B22" chart:label-cell-address="'CPNZ-TCP-R-30hz'.B1:'CPNZ-TCP-R-30hz'.B1" chart:class="chart:scatter">
            <chart:domain table:cell-range-address="'CPNZ-TCP-R-30hz'.A2:'CPNZ-TC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R-30hz'.B1:'CPNZ-TCP-R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2">
                <text:p>2</text:p>
                <draw:g>
                  <svg:desc>'CPNZ-TCP-R-30hz'.A2:'CPNZ-TCP-R-30hz'.A22</svg:desc>
                </draw:g>
              </table:table-cell>
              <table:table-cell office:value-type="float" office:value="870793.221443">
                <text:p>870793.221443</text:p>
                <draw:g>
                  <svg:desc>'CPNZ-TCP-R-30hz'.B2:'CPNZ-TCP-R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1038.689">
                <text:p>951038.6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56833.764">
                <text:p>956833.7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2892.26">
                <text:p>952892.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2251.819">
                <text:p>962251.8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54239.738">
                <text:p>954239.7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99685.572">
                <text:p>999685.57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17963.143">
                <text:p>1017963.14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73394.749">
                <text:p>1073394.74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51348.609">
                <text:p>1051348.609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258298.017">
                <text:p>1258298.017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1334269.065">
                <text:p>1334269.065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1339838.273">
                <text:p>1339838.273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818636.371">
                <text:p>1818636.371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2529215.04">
                <text:p>2529215.04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4225128.481">
                <text:p>4225128.481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7819667.784">
                <text:p>7819667.784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4691665.841">
                <text:p>14691665.841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8285990.601">
                <text:p>28285990.601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315861016.021">
                <text:p>1315861016.021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388170531.3986">
                <text:p>10388170531.39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R-30hz'.A1:'CPNZ-UDP-R-30hz'.B22" chart:data-source-has-labels="both" svg:x="-0.067cm" svg:y="0.765cm" svg:width="19.079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R-30hz'.A2:'CPNZ-UDP-R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R-30hz'.B2:'CPNZ-UDP-R-30hz'.B22" chart:label-cell-address="'CPNZ-UDP-R-30hz'.B1:'CPNZ-UDP-R-30hz'.B1" chart:class="chart:scatter">
            <chart:domain table:cell-range-address="'CPNZ-UDP-R-30hz'.A2:'CPNZ-UDP-R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R-30hz'.B1:'CPNZ-UDP-R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R-30hz'.A2:'CPNZ-UDP-R-30hz'.A22</svg:desc>
                </draw:g>
              </table:table-cell>
              <table:table-cell office:value-type="float" office:value="2">
                <text:p>2</text:p>
                <draw:g>
                  <svg:desc>'CPNZ-UDP-R-30hz'.A2:'CPNZ-UDP-R-30hz'.A22</svg:desc>
                </draw:g>
              </table:table-cell>
              <table:table-cell office:value-type="float" office:value="834881.955">
                <text:p>834881.955</text:p>
                <draw:g>
                  <svg:desc>'CPNZ-UDP-R-30hz'.B2:'CPNZ-UDP-R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22203.544">
                <text:p>922203.5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12797.946">
                <text:p>912797.9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9713.667">
                <text:p>869713.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02856.156">
                <text:p>902856.15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34519.566">
                <text:p>934519.5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72989.023">
                <text:p>872989.02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82455.664">
                <text:p>982455.66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74238.992">
                <text:p>974238.99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74450.052">
                <text:p>974450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R-30hz'.A2:'ROS-UDP-R-30hz'.B21 'ROS-UDP-R-30hz'.B1:'ROS-UDP-R-30hz'.B1" chart:data-source-has-labels="row" svg:x="-0.253cm" svg:y="0.765cm" svg:width="19.543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UDP-R-30hz'.B2:'ROS-UDP-R-30hz'.B21" chart:label-cell-address="'ROS-UDP-R-30hz'.B1:'ROS-UDP-R-30hz'.B1" chart:class="chart:scatter">
            <chart:domain table:cell-range-address="'ROS-UDP-R-30hz'.A2:'ROS-UDP-R-30hz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R-30hz'.B1:'ROS-UDP-R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UDP-R-30hz'.A2:'ROS-UDP-R-30hz'.A21</svg:desc>
                </draw:g>
              </table:table-cell>
              <table:table-cell office:value-type="float" office:value="1187577.062312">
                <text:p>1187577.062312</text:p>
                <draw:g>
                  <svg:desc>'ROS-UDP-R-30hz'.B2:'ROS-UDP-R-30hz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82139.291">
                <text:p>982139.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40191.139">
                <text:p>940191.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12722.572">
                <text:p>101272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62014.014">
                <text:p>962014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990718.363">
                <text:p>990718.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00655.407">
                <text:p>1000655.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1030744.886">
                <text:p>1030744.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1067625.801">
                <text:p>1067625.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1078477.527">
                <text:p>1078477.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1159708.616">
                <text:p>1159708.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1218599.764">
                <text:p>1218599.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1386715.326">
                <text:p>1386715.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1675790.957">
                <text:p>1675790.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2448293.425425">
                <text:p>2448293.425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3635705.88">
                <text:p>3635705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6159682.924528">
                <text:p>6159682.924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11165987.875">
                <text:p>11165987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20598884.609707">
                <text:p>20598884.609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40128023">
                <text:p>401280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